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eXsE" svg:font-family="eXsE" style:font-family-generic="roman" style:font-pitch="variable"/>
    <style:font-face style:name="eXsE1" svg:font-family="eXsE" style:font-family-generic="system" style:font-pitch="variable"/>
    <style:font-face style:name="essiah" svg:font-family="essiah" style:font-pitch="variable"/>
    <style:font-face style:name="essiah1" svg:font-family="essiah" style:font-family-generic="roman" style:font-pitch="variable"/>
    <style:font-face style:name="essiah2" svg:font-family="essiah" style:font-family-generic="system" style:font-pitch="variable"/>
    <style:font-face style:name="essio" svg:font-family="essio" style:font-family-generic="roman" style:font-pitch="variable"/>
    <style:font-face style:name="essio1" svg:font-family="essio" style:font-family-generic="system" style:font-pitch="variable"/>
  </office:font-face-decls>
  <office:automatic-styles>
    <style:style style:name="Table4" style:family="table">
      <style:table-properties style:width="4.4535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507in"/>
    </style:style>
    <style:style style:name="Table4.B" style:family="table-column">
      <style:table-column-properties style:column-width="0.7306in"/>
    </style:style>
    <style:style style:name="Table4.C" style:family="table-column">
      <style:table-column-properties style:column-width="1.4021in"/>
    </style:style>
    <style:style style:name="Table4.D" style:family="table-column">
      <style:table-column-properties style:column-width="1.470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5" style:family="table">
      <style:table-properties style:width="4.2764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3549in"/>
    </style:style>
    <style:style style:name="Table5.E" style:family="table-column">
      <style:table-column-properties style:column-width="0.3507in"/>
    </style:style>
    <style:style style:name="Table5.K" style:family="table-column">
      <style:table-column-properties style:column-width="0.3764in"/>
    </style:style>
    <style:style style:name="Table5.1" style:family="table-row">
      <style:table-row-properties style:min-row-height="0.2792in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1" style:family="table">
      <style:table-properties style:width="5.4417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382in"/>
    </style:style>
    <style:style style:name="Table1.J" style:family="table-column">
      <style:table-column-properties style:column-width="0.4993in"/>
    </style:style>
    <style:style style:name="Table1.1" style:family="table-row">
      <style:table-row-properties style:min-row-height="0.4542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P1" style:family="paragraph" style:parent-style-name="normal">
      <style:text-properties style:font-name="Verdana" fo:font-size="14pt" style:font-name-asian="Verdana1" style:font-size-asian="14pt" style:font-name-complex="Verdana1" style:font-size-complex="14pt"/>
    </style:style>
    <style:style style:name="P2" style:family="paragraph" style:parent-style-name="normal">
      <style:text-properties style:font-name="Verdana" fo:font-size="14pt" style:text-underline-style="none" style:font-name-asian="Verdana1" style:font-size-asian="14pt" style:font-name-complex="Verdana1" style:font-size-complex="14pt"/>
    </style:style>
    <style:style style:name="P3" style:family="paragraph" style:parent-style-name="normal">
      <style:text-properties style:font-name="Verdana" style:font-name-asian="Verdana1" style:font-name-complex="Verdana1"/>
    </style:style>
    <style:style style:name="P4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5" style:family="paragraph" style:parent-style-name="normal">
      <style:text-properties style:font-name="eXsE" fo:font-size="14pt" officeooo:paragraph-rsid="00643549" style:font-name-asian="eXsE1" style:font-size-asian="14pt" style:font-name-complex="eXsE1" style:font-size-complex="14pt"/>
    </style:style>
    <style:style style:name="P6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7" style:family="paragraph" style:parent-style-name="normal">
      <style:text-properties style:font-name="eXsE" fo:font-size="14pt" style:text-underline-style="none" officeooo:paragraph-rsid="00643549" style:font-name-asian="eXsE1" style:font-size-asian="14pt" style:font-name-complex="eXsE1" style:font-size-complex="14pt"/>
    </style:style>
    <style:style style:name="P8" style:family="paragraph" style:parent-style-name="normal">
      <style:text-properties style:font-name="essiah1" fo:font-size="14pt" style:font-name-asian="essiah2" style:font-size-asian="14pt" style:font-name-complex="essiah2" style:font-size-complex="14pt"/>
    </style:style>
    <style:style style:name="P9" style:family="paragraph" style:parent-style-name="normal">
      <style:text-properties style:font-name="essiah1" fo:font-size="14pt" officeooo:paragraph-rsid="007fd4ed" style:font-name-asian="essiah2" style:font-size-asian="14pt" style:font-name-complex="essiah2" style:font-size-complex="14pt"/>
    </style:style>
    <style:style style:name="P10" style:family="paragraph" style:parent-style-name="normal">
      <style:text-properties style:font-name="essiah1" fo:font-size="14pt" officeooo:paragraph-rsid="00807cd8" style:font-name-asian="essiah2" style:font-size-asian="14pt" style:font-name-complex="essiah2" style:font-size-complex="14pt"/>
    </style:style>
    <style:style style:name="P11" style:family="paragraph" style:parent-style-name="normal">
      <style:text-properties style:font-name="essiah1" fo:font-size="14pt" style:text-underline-style="none" style:font-name-asian="essiah2" style:font-size-asian="14pt" style:font-name-complex="essiah2" style:font-size-complex="14pt"/>
    </style:style>
    <style:style style:name="P12" style:family="paragraph" style:parent-style-name="normal">
      <style:text-properties style:font-name="essiah1" fo:font-size="14pt" style:text-underline-style="none" officeooo:paragraph-rsid="0080cb82" style:font-name-asian="essiah2" style:font-size-asian="14pt" style:font-name-complex="essiah2" style:font-size-complex="14pt"/>
    </style:style>
    <style:style style:name="P13" style:family="paragraph" style:parent-style-name="normal">
      <style:text-properties style:font-name="essiah1" fo:font-size="14pt" style:text-underline-style="none" officeooo:paragraph-rsid="0082d724" style:font-name-asian="essiah2" style:font-size-asian="14pt" style:font-name-complex="essiah2" style:font-size-complex="14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essiah1" fo:font-size="14pt" style:text-underline-style="none" fo:font-weight="normal" officeooo:paragraph-rsid="006d43d8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essiah1" fo:font-size="14pt" fo:font-weight="normal" officeooo:paragraph-rsid="006d43d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essiah1" fo:font-size="11pt" fo:font-weight="normal" officeooo:paragraph-rsid="006c83e6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essiah1" fo:font-size="20pt" style:text-underline-style="none" fo:font-weight="normal" officeooo:paragraph-rsid="006d43d8" style:font-size-asian="20pt" style:font-weight-asian="normal" style:font-size-complex="20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essiah1" fo:font-size="20pt" style:text-underline-style="none" fo:font-weight="normal" officeooo:paragraph-rsid="00940274" style:font-size-asian="20pt" style:font-weight-asian="normal" style:font-size-complex="20pt" style:font-weight-complex="normal"/>
    </style:style>
    <style:style style:name="P19" style:family="paragraph" style:parent-style-name="normal">
      <style:text-properties style:font-name="essiah1" fo:font-size="20pt" style:text-underline-style="none" officeooo:paragraph-rsid="01459a9d" style:font-name-asian="essiah2" style:font-size-asian="20pt" style:font-name-complex="essiah2" style:font-size-complex="20pt"/>
    </style:style>
    <style:style style:name="P20" style:family="paragraph" style:parent-style-name="normal">
      <style:text-properties style:font-name="essiah1" fo:font-size="20pt" style:text-underline-style="none" style:font-name-asian="essiah2" style:font-size-asian="20pt" style:font-name-complex="essiah2" style:font-size-complex="20pt"/>
    </style:style>
    <style:style style:name="P21" style:family="paragraph" style:parent-style-name="normal">
      <style:text-properties style:font-name="essiah1" fo:font-size="20pt" style:text-underline-style="none" officeooo:paragraph-rsid="00851a1a" style:font-name-asian="essiah2" style:font-size-asian="20pt" style:font-name-complex="essiah2" style:font-size-complex="20pt"/>
    </style:style>
    <style:style style:name="P22" style:family="paragraph" style:parent-style-name="normal">
      <style:text-properties style:font-name="essiah1" fo:font-size="20pt" style:text-underline-style="none" officeooo:paragraph-rsid="0084e0ab" style:font-name-asian="essiah2" style:font-size-asian="20pt" style:font-name-complex="essiah2" style:font-size-complex="20pt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essiah1" fo:font-size="20pt" officeooo:paragraph-rsid="006d43d8" style:font-size-asian="20pt" style:font-size-complex="20pt"/>
    </style:style>
    <style:style style:name="P24" style:family="paragraph" style:parent-style-name="normal">
      <style:text-properties style:font-name="essiah1" fo:font-size="20pt" officeooo:paragraph-rsid="008b4194" style:font-name-asian="essiah2" style:font-size-asian="20pt" style:font-name-complex="essiah2" style:font-size-complex="20pt"/>
    </style:style>
    <style:style style:name="P25" style:family="paragraph" style:parent-style-name="normal">
      <style:text-properties style:font-name="essiah1" fo:font-size="20pt" style:font-name-asian="essiah2" style:font-size-asian="20pt" style:font-name-complex="essiah2" style:font-size-complex="20pt"/>
    </style:style>
    <style:style style:name="P26" style:family="paragraph" style:parent-style-name="normal">
      <style:text-properties style:font-name="essiah1" fo:font-size="20pt" officeooo:paragraph-rsid="01459a9d" style:font-name-asian="essiah2" style:font-size-asian="20pt" style:font-name-complex="essiah2" style:font-size-complex="20pt"/>
    </style:style>
    <style:style style:name="P27" style:family="paragraph" style:parent-style-name="normal">
      <style:text-properties style:font-name="essiah1" fo:font-size="20pt" officeooo:paragraph-rsid="0083fdf6" style:font-name-asian="essiah2" style:font-size-asian="20pt" style:font-name-complex="essiah2" style:font-size-complex="20pt"/>
    </style:style>
    <style:style style:name="P28" style:family="paragraph" style:parent-style-name="normal">
      <style:text-properties style:font-name="essiah1" fo:font-size="20pt" officeooo:rsid="00370e8d" officeooo:paragraph-rsid="00a87cb6" style:font-name-asian="essiah2" style:font-size-asian="20pt" style:font-name-complex="essiah2" style:font-size-complex="20pt"/>
    </style:style>
    <style:style style:name="P29" style:family="paragraph" style:parent-style-name="normal">
      <style:text-properties style:font-name="essiah1" fo:font-size="20pt" officeooo:rsid="00368a0c" officeooo:paragraph-rsid="00769a72" style:font-name-asian="essiah2" style:font-size-asian="20pt" style:font-name-complex="essiah2" style:font-size-complex="20pt"/>
    </style:style>
    <style:style style:name="P30" style:family="paragraph" style:parent-style-name="normal">
      <style:text-properties style:font-name="essiah1" fo:font-size="20pt" officeooo:rsid="00368a0c" officeooo:paragraph-rsid="00750ac8" style:font-name-asian="essiah2" style:font-size-asian="20pt" style:font-name-complex="essiah2" style:font-size-complex="20pt"/>
    </style:style>
    <style:style style:name="P31" style:family="paragraph" style:parent-style-name="normal">
      <style:text-properties style:font-name="essiah1" fo:font-size="20pt" officeooo:rsid="014bcbe0" officeooo:paragraph-rsid="014bcbe0" style:font-name-asian="essiah2" style:font-size-asian="20pt" style:font-name-complex="essiah2" style:font-size-complex="20pt"/>
    </style:style>
    <style:style style:name="P32" style:family="paragraph" style:parent-style-name="normal">
      <style:text-properties style:font-name="essiah1" fo:font-size="21pt" officeooo:paragraph-rsid="01459a9d" style:font-name-asian="essiah2" style:font-size-asian="21pt" style:font-name-complex="essiah2" style:font-size-complex="21pt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essiah1" fo:font-size="18pt" fo:font-weight="normal" officeooo:paragraph-rsid="006d43d8" style:font-size-asian="18pt" style:font-weight-asian="normal" style:font-size-complex="18pt" style:font-weight-complex="normal"/>
    </style:style>
    <style:style style:name="P34" style:family="paragraph" style:parent-style-name="normal">
      <style:text-properties style:font-name="essio" fo:font-size="14pt" style:text-underline-style="none" style:font-name-asian="essio1" style:font-size-asian="14pt" style:font-name-complex="essio1" style:font-size-complex="14pt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o" fo:font-size="12pt" fo:font-weight="normal" officeooo:paragraph-rsid="006d43d8" style:font-size-asian="12pt" style:font-weight-asian="normal" style:font-size-complex="12pt" style:font-weight-complex="normal"/>
    </style:style>
    <style:style style:name="P36" style:family="paragraph" style:parent-style-name="Heading_20_2">
      <style:text-properties fo:font-size="18pt" fo:font-weight="bold" style:font-size-asian="18pt" style:font-weight-asian="bold" style:font-size-complex="18pt" style:font-weight-complex="bold"/>
    </style:style>
    <style:style style:name="P37" style:family="paragraph" style:parent-style-name="Heading_20_2">
      <style:text-properties officeooo:rsid="005cdedb" officeooo:paragraph-rsid="005cdedb"/>
    </style:style>
    <style:style style:name="P38" style:family="paragraph" style:parent-style-name="Heading_20_2">
      <style:text-properties style:font-name="DejaVu Sans1" fo:font-size="18pt" style:text-underline-style="none" style:font-size-asian="18pt" style:font-size-complex="18pt"/>
    </style:style>
    <style:style style:name="P39" style:family="paragraph" style:parent-style-name="Heading_20_2">
      <style:text-properties style:font-name="DejaVu Sans1"/>
    </style:style>
    <style:style style:name="P40" style:family="paragraph" style:parent-style-name="Heading_20_2">
      <style:text-properties style:font-name="DejaVu Sans1" officeooo:rsid="00a0a1f3" officeooo:paragraph-rsid="00a0a1f3"/>
    </style:style>
    <style:style style:name="P4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DejaVu Sans1" fo:font-size="12pt" officeooo:paragraph-rsid="00643549" style:font-size-asian="12pt" style:font-size-complex="12pt"/>
    </style:style>
    <style:style style:name="P4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DejaVu Sans1" fo:font-size="12pt" officeooo:rsid="00643549" officeooo:paragraph-rsid="00643549" style:font-size-asian="12pt" style:font-size-complex="12pt"/>
    </style:style>
    <style:style style:name="P43" style:family="paragraph" style:parent-style-name="normal">
      <style:text-properties style:font-name="DejaVu Sans1" fo:font-size="12pt" officeooo:rsid="00a17ce5" officeooo:paragraph-rsid="00a17ce5" style:font-size-asian="12pt" style:font-size-complex="12pt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DejaVu Sans1" fo:font-size="12pt" officeooo:paragraph-rsid="006d43d8" style:font-size-asian="12pt" style:font-size-complex="12pt"/>
    </style:style>
    <style:style style:name="P45" style:family="paragraph" style:parent-style-name="normal">
      <style:text-properties style:font-name="DejaVu Sans1" fo:font-size="12pt" style:font-size-asian="12pt" style:font-size-complex="12pt"/>
    </style:style>
    <style:style style:name="P46" style:family="paragraph" style:parent-style-name="normal">
      <style:text-properties style:font-name="DejaVu Sans1" fo:font-size="12pt" officeooo:paragraph-rsid="007d7d31" style:font-size-asian="12pt" style:font-size-complex="12pt"/>
    </style:style>
    <style:style style:name="P47" style:family="paragraph" style:parent-style-name="normal">
      <style:text-properties style:font-name="DejaVu Sans1" fo:font-size="12pt" officeooo:paragraph-rsid="00afc0c1" style:font-size-asian="12pt" style:font-size-complex="12pt"/>
    </style:style>
    <style:style style:name="P48" style:family="paragraph" style:parent-style-name="normal">
      <style:text-properties style:font-name="DejaVu Sans1" fo:font-size="12pt" officeooo:paragraph-rsid="008b4194" style:font-size-asian="12pt" style:font-size-complex="12pt"/>
    </style:style>
    <style:style style:name="P49" style:family="paragraph" style:parent-style-name="normal">
      <style:text-properties style:font-name="DejaVu Sans1" fo:font-size="12pt" officeooo:paragraph-rsid="01459a9d" style:font-size-asian="12pt" style:font-size-complex="12pt"/>
    </style:style>
    <style:style style:name="P50" style:family="paragraph" style:parent-style-name="normal">
      <style:text-properties style:font-name="DejaVu Sans1" fo:font-size="12pt" officeooo:paragraph-rsid="008494c6" style:font-size-asian="12pt" style:font-size-complex="12pt"/>
    </style:style>
    <style:style style:name="P51" style:family="paragraph" style:parent-style-name="normal">
      <style:text-properties style:font-name="DejaVu Sans1" fo:font-size="12pt" officeooo:paragraph-rsid="0083fdf6" style:font-size-asian="12pt" style:font-size-complex="12pt"/>
    </style:style>
    <style:style style:name="P52" style:family="paragraph" style:parent-style-name="normal">
      <style:text-properties style:font-name="DejaVu Sans1" fo:font-size="12pt" officeooo:paragraph-rsid="0080ecce" style:font-size-asian="12pt" style:font-size-complex="12pt"/>
    </style:style>
    <style:style style:name="P53" style:family="paragraph" style:parent-style-name="normal">
      <style:text-properties style:font-name="DejaVu Sans1" fo:font-size="12pt" officeooo:paragraph-rsid="00807cd8" style:font-size-asian="12pt" style:font-size-complex="12pt"/>
    </style:style>
    <style:style style:name="P54" style:family="paragraph" style:parent-style-name="normal">
      <style:text-properties style:font-name="DejaVu Sans1" fo:font-size="12pt" officeooo:paragraph-rsid="007fd4ed" style:font-size-asian="12pt" style:font-size-complex="12pt"/>
    </style:style>
    <style:style style:name="P55" style:family="paragraph" style:parent-style-name="normal">
      <style:text-properties style:font-name="DejaVu Sans1" fo:font-size="12pt" officeooo:paragraph-rsid="0058fec9" style:font-size-asian="12pt" style:font-size-complex="12pt"/>
    </style:style>
    <style:style style:name="P56" style:family="paragraph" style:parent-style-name="normal">
      <style:text-properties style:font-name="DejaVu Sans1" fo:font-size="12pt" style:font-name-asian="Verdana1" style:font-size-asian="12pt" style:font-name-complex="Verdana1" style:font-size-complex="12pt"/>
    </style:style>
    <style:style style:name="P57" style:family="paragraph" style:parent-style-name="normal">
      <style:text-properties style:font-name="DejaVu Sans1" fo:font-size="12pt" style:text-underline-style="none" style:font-name-asian="Verdana1" style:font-size-asian="12pt" style:font-name-complex="Verdana1" style:font-size-complex="12pt"/>
    </style:style>
    <style:style style:name="P58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officeooo:paragraph-rsid="006d43d8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officeooo:paragraph-rsid="00940274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officeooo:paragraph-rsid="006d43d8" style:font-size-asian="12pt" style:font-size-complex="12pt"/>
    </style:style>
    <style:style style:name="P61" style:family="paragraph" style:parent-style-name="normal">
      <style:text-properties style:font-name="DejaVu Sans1" fo:font-size="12pt" style:text-underline-style="none" officeooo:paragraph-rsid="005cdedb" style:font-size-asian="12pt" style:font-size-complex="12pt"/>
    </style:style>
    <style:style style:name="P62" style:family="paragraph" style:parent-style-name="normal">
      <style:text-properties style:font-name="DejaVu Sans1" fo:font-size="12pt" style:text-underline-style="none" officeooo:paragraph-rsid="01459a9d" style:font-size-asian="12pt" style:font-size-complex="12pt"/>
    </style:style>
    <style:style style:name="P63" style:family="paragraph" style:parent-style-name="normal">
      <style:text-properties style:font-name="DejaVu Sans1" fo:font-size="12pt" style:text-underline-style="none" style:font-size-asian="12pt" style:font-size-complex="12pt"/>
    </style:style>
    <style:style style:name="P64" style:family="paragraph" style:parent-style-name="normal">
      <style:text-properties style:font-name="DejaVu Sans1" fo:font-size="12pt" style:text-underline-style="none" officeooo:paragraph-rsid="0084e0ab" style:font-size-asian="12pt" style:font-size-complex="12pt"/>
    </style:style>
    <style:style style:name="P65" style:family="paragraph" style:parent-style-name="normal">
      <style:text-properties style:font-name="DejaVu Sans1" fo:font-size="12pt" style:text-underline-style="none" officeooo:paragraph-rsid="0082d724" style:font-size-asian="12pt" style:font-size-complex="12pt"/>
    </style:style>
    <style:style style:name="P66" style:family="paragraph" style:parent-style-name="normal">
      <style:text-properties style:font-name="DejaVu Sans1" fo:font-size="12pt" style:text-underline-style="none" officeooo:paragraph-rsid="0080cb82" style:font-size-asian="12pt" style:font-size-complex="12pt"/>
    </style:style>
    <style:style style:name="P67" style:family="paragraph" style:parent-style-name="normal">
      <style:text-properties style:font-name="DejaVu Sans1" fo:font-size="12pt" style:text-underline-style="none" officeooo:paragraph-rsid="00807cd8" style:font-size-asian="12pt" style:font-size-complex="12pt"/>
    </style:style>
    <style:style style:name="P68" style:family="paragraph" style:parent-style-name="normal">
      <style:text-properties style:font-name="DejaVu Sans1" fo:font-size="12pt" style:text-underline-style="none" officeooo:paragraph-rsid="007f924b" style:font-size-asian="12pt" style:font-size-complex="12pt"/>
    </style:style>
    <style:style style:name="P69" style:family="paragraph" style:parent-style-name="normal">
      <style:text-properties style:font-name="DejaVu Sans1" fo:font-size="12pt" style:text-underline-style="none" officeooo:paragraph-rsid="008494c6" style:font-size-asian="12pt" style:font-size-complex="12pt"/>
    </style:style>
    <style:style style:name="P70" style:family="paragraph" style:parent-style-name="normal">
      <style:text-properties style:font-name="DejaVu Sans1" fo:font-size="12pt" style:text-underline-style="none" officeooo:paragraph-rsid="00851a1a" style:font-size-asian="12pt" style:font-size-complex="12pt"/>
    </style:style>
    <style:style style:name="P71" style:family="paragraph" style:parent-style-name="normal">
      <style:text-properties style:font-name="DejaVu Sans1" fo:font-size="12pt" officeooo:rsid="00a17ce5" officeooo:paragraph-rsid="00a17ce5" style:font-size-asian="10.5pt" style:font-size-complex="12pt"/>
    </style:style>
    <style:style style:name="P72" style:family="paragraph" style:parent-style-name="Standard">
      <style:paragraph-properties fo:text-align="start" style:justify-single-word="false" style:writing-mode="lr-tb"/>
      <style:text-properties style:font-name="DejaVu Sans1" fo:font-size="12pt" fo:font-weight="normal" officeooo:paragraph-rsid="006d43d8" style:font-size-asian="12pt" style:font-weight-asian="normal" style:font-size-complex="12pt" style:font-weight-complex="normal"/>
    </style:style>
    <style:style style:name="P73" style:family="paragraph" style:parent-style-name="Heading_20_2">
      <style:text-properties style:font-name="DejaVu Sans1" officeooo:paragraph-rsid="015c071f"/>
    </style:style>
    <style:style style:name="P74" style:family="paragraph" style:parent-style-name="Standard">
      <style:paragraph-properties fo:text-align="start" style:justify-single-word="false" style:writing-mode="lr-tb">
        <style:tab-stops>
          <style:tab-stop style:position="1.4374in"/>
        </style:tab-stops>
      </style:paragraph-properties>
      <style:text-properties style:font-name="DejaVu Sans" fo:font-size="11pt" fo:font-weight="normal" officeooo:paragraph-rsid="006c83e6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text-align="start" style:justify-single-word="false" style:writing-mode="lr-tb"/>
      <style:text-properties style:font-name="DejaVu Sans" fo:font-size="11pt" fo:font-weight="normal" officeooo:paragraph-rsid="006c83e6" style:font-size-asian="11pt" style:font-weight-asian="normal" style:font-size-complex="11pt" style:font-weight-complex="normal"/>
    </style:style>
    <style:style style:name="P76" style:family="paragraph" style:parent-style-name="Standard">
      <style:paragraph-properties fo:text-align="start" style:justify-single-word="false" style:writing-mode="lr-tb"/>
      <style:text-properties style:font-name="DejaVu Sans" fo:font-size="14pt" officeooo:paragraph-rsid="006d43d8" style:font-size-asian="14pt" style:font-size-complex="14pt"/>
    </style:style>
    <style:style style:name="P77" style:family="paragraph" style:parent-style-name="Standard">
      <style:paragraph-properties fo:text-align="start" style:justify-single-word="false" style:writing-mode="lr-tb"/>
      <style:text-properties style:font-name="DejaVu Sans" fo:font-size="14pt" style:text-underline-style="none" officeooo:paragraph-rsid="006d43d8" style:font-size-asian="14pt" style:font-size-complex="14pt"/>
    </style:style>
    <style:style style:name="P78" style:family="paragraph" style:parent-style-name="Standard">
      <style:paragraph-properties fo:text-align="start" style:justify-single-word="false" style:writing-mode="lr-tb"/>
      <style:text-properties style:font-name="DejaVu Sans" fo:font-size="14pt" style:text-underline-style="none" fo:font-weight="normal" officeooo:paragraph-rsid="006d43d8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 style:writing-mode="lr-tb"/>
      <style:text-properties style:font-name="DejaVu Sans" fo:font-size="14pt" fo:font-weight="normal" officeooo:paragraph-rsid="006d43d8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 style:writing-mode="lr-tb"/>
      <style:text-properties style:font-name="DejaVu Sans" fo:font-size="12pt" fo:font-weight="normal" officeooo:paragraph-rsid="006d43d8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 style:writing-mode="lr-tb"/>
      <style:text-properties style:font-name="DejaVu Sans" fo:font-size="12pt" style:text-underline-style="none" fo:font-weight="normal" officeooo:paragraph-rsid="006d43d8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 style:writing-mode="lr-tb"/>
      <style:text-properties style:font-name="DejaVu Sans" fo:font-size="12pt" style:text-underline-style="none" fo:font-weight="normal" officeooo:paragraph-rsid="00940274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 style:writing-mode="lr-tb"/>
      <style:text-properties style:font-name="DejaVu Sans" fo:font-size="12pt" style:text-underline-style="none" officeooo:paragraph-rsid="006d43d8" style:font-size-asian="12pt" style:font-size-complex="12pt"/>
    </style:style>
    <style:style style:name="P84" style:family="paragraph" style:parent-style-name="Standard">
      <style:paragraph-properties fo:text-align="start" style:justify-single-word="false" style:writing-mode="lr-tb"/>
      <style:text-properties style:font-name="DejaVu Sans" fo:font-size="12pt" officeooo:paragraph-rsid="006d43d8" style:font-size-asian="12pt" style:font-size-complex="12pt"/>
    </style:style>
    <style:style style:name="P85" style:family="paragraph" style:parent-style-name="Standard">
      <style:paragraph-properties fo:text-align="start" style:justify-single-word="false" style:writing-mode="lr-tb"/>
      <style:text-properties fo:font-size="14pt" officeooo:paragraph-rsid="006d43d8" style:font-size-asian="14pt" style:font-size-complex="14pt"/>
    </style:style>
    <style:style style:name="P86" style:family="paragraph" style:parent-style-name="normal">
      <style:text-properties fo:font-size="14pt" officeooo:paragraph-rsid="007f924b" style:font-size-asian="14pt" style:font-size-complex="14pt"/>
    </style:style>
    <style:style style:name="P87" style:family="paragraph" style:parent-style-name="normal">
      <style:text-properties fo:font-size="14pt" style:font-size-asian="14pt" style:font-size-complex="14pt"/>
    </style:style>
    <style:style style:name="P88" style:family="paragraph" style:parent-style-name="normal">
      <style:text-properties fo:font-size="14pt" officeooo:paragraph-rsid="01459a9d" style:font-size-asian="14pt" style:font-size-complex="14pt"/>
    </style:style>
    <style:style style:name="P89" style:family="paragraph" style:parent-style-name="Standard">
      <style:paragraph-properties fo:text-align="start" style:justify-single-word="false" style:writing-mode="lr-tb"/>
      <style:text-properties style:font-name="essiah" fo:font-size="20pt" officeooo:paragraph-rsid="006d43d8" style:font-size-asian="20pt" style:font-size-complex="20pt"/>
    </style:style>
    <style:style style:name="P90" style:family="paragraph" style:parent-style-name="Standard">
      <style:paragraph-properties fo:text-align="start" style:justify-single-word="false" style:writing-mode="lr-tb"/>
      <style:text-properties style:font-name="essiah" fo:font-size="20pt" style:text-underline-style="none" fo:font-weight="normal" officeooo:paragraph-rsid="010cda2b" style:font-size-asian="20pt" style:font-weight-asian="normal" style:font-size-complex="20pt" style:font-weight-complex="normal"/>
    </style:style>
    <style:style style:name="P91" style:family="paragraph" style:parent-style-name="normal">
      <style:text-properties style:font-name="essiah" fo:font-size="20pt" style:text-underline-style="none" officeooo:paragraph-rsid="00851a1a" style:font-name-asian="essiah2" style:font-size-asian="20pt" style:font-name-complex="essiah2" style:font-size-complex="20pt"/>
    </style:style>
    <style:style style:name="P92" style:family="paragraph" style:parent-style-name="Standard">
      <style:paragraph-properties fo:text-align="start" style:justify-single-word="false" style:writing-mode="lr-tb"/>
      <style:text-properties style:font-name="essiah" fo:font-size="20pt" officeooo:rsid="008e46b4" officeooo:paragraph-rsid="008e46b4" style:font-size-asian="17.5pt" style:font-size-complex="20pt"/>
    </style:style>
    <style:style style:name="P93" style:family="paragraph" style:parent-style-name="normal">
      <style:text-properties style:font-name="essiah" fo:font-size="20pt" officeooo:rsid="00a17ce5" officeooo:paragraph-rsid="00a17ce5" style:font-size-asian="17.5pt" style:font-size-complex="20pt"/>
    </style:style>
    <style:style style:name="P94" style:family="paragraph" style:parent-style-name="normal">
      <style:text-properties style:font-name="essiah" fo:font-size="20pt" officeooo:rsid="00a0a1f3" officeooo:paragraph-rsid="00a0a1f3" style:font-size-asian="17.5pt" style:font-size-complex="20pt"/>
    </style:style>
    <style:style style:name="P95" style:family="paragraph" style:parent-style-name="normal">
      <loext:graphic-properties draw:fill="none" draw:fill-color="#ffffff"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/>
      <style:text-properties style:font-name="essiah" fo:font-size="14pt" officeooo:rsid="005cf6aa" officeooo:paragraph-rsid="005cf6aa" style:font-size-asian="14pt" style:font-size-complex="14pt"/>
    </style:style>
    <style:style style:name="P96" style:family="paragraph" style:parent-style-name="normal">
      <loext:graphic-properties draw:fill-gradient-name="gradient" draw:fill-hatch-name="hatch"/>
      <style:paragraph-properties fo:text-align="center" style:justify-single-word="false" fo:orphans="0" fo:widows="0" style:vertical-align="middle"/>
      <style:text-properties style:font-name="essiah" fo:font-size="14pt" style:font-size-asian="14pt" style:font-size-complex="14pt"/>
    </style:style>
    <style:style style:name="P97" style:family="paragraph" style:parent-style-name="normal">
      <loext:graphic-properties draw:fill="none" draw:fill-color="#ffffff"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/>
      <style:text-properties style:font-name="essiah" fo:font-size="14pt" style:font-size-asian="14pt" style:font-size-complex="14pt"/>
    </style:style>
    <style:style style:name="P98" style:family="paragraph" style:parent-style-name="normal">
      <style:text-properties style:font-name="essiah" fo:font-size="14pt" officeooo:paragraph-rsid="01459a9d" style:font-size-asian="14pt" style:font-size-complex="14pt"/>
    </style:style>
    <style:style style:name="P99" style:family="paragraph" style:parent-style-name="normal">
      <style:text-properties style:font-name="essiah" fo:font-size="14pt" style:font-size-asian="14pt" style:font-size-complex="14pt"/>
    </style:style>
    <style:style style:name="P100" style:family="paragraph" style:parent-style-name="normal">
      <style:text-properties style:font-name="essiah" fo:font-size="14pt" style:text-underline-style="none" officeooo:paragraph-rsid="00807cd8" style:font-name-asian="essiah2" style:font-size-asian="14pt" style:font-name-complex="essiah2" style:font-size-complex="14pt"/>
    </style:style>
    <style:style style:name="P101" style:family="paragraph" style:parent-style-name="normal">
      <style:text-properties style:font-name="essiah" fo:font-size="14pt" officeooo:paragraph-rsid="0080ecce" style:font-name-asian="essiah2" style:font-size-asian="14pt" style:font-name-complex="essiah2" style:font-size-complex="14pt"/>
    </style:style>
    <style:style style:name="P10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essiah1" fo:font-size="20pt" fo:font-style="normal" style:text-underline-style="none" fo:font-weight="normal" officeooo:rsid="00643549" officeooo:paragraph-rsid="00643549" fo:background-color="transparent" style:font-name-asian="essiah2" style:font-size-asian="20pt" style:font-style-asian="normal" style:font-weight-asian="normal" style:font-name-complex="essiah2" style:font-size-complex="20pt"/>
    </style:style>
    <style:style style:name="P103" style:family="paragraph" style:parent-style-name="normal">
      <loext:graphic-properties draw:fill="none" draw:fill-color="#ffffff"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/>
      <style:text-properties fo:font-variant="normal" fo:text-transform="none" fo:color="#000000" loext:opacity="100%" style:text-line-through-style="none" style:text-line-through-type="none" style:text-position="0% 100%" style:font-name="DejaVu Sans1" fo:font-size="12pt" fo:font-style="normal" style:text-underline-style="none" fo:font-weight="normal" fo:background-color="transparent" style:font-name-asian="Verdana1" style:font-size-asian="12pt" style:font-style-asian="normal" style:font-weight-asian="normal" style:font-name-complex="Verdana1" style:font-size-complex="12pt"/>
    </style:style>
    <style:style style:name="P10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DejaVu Sans1" fo:font-size="12pt" fo:font-style="normal" style:text-underline-style="none" fo:font-weight="normal" fo:background-color="transparent" style:font-name-asian="eXsE1" style:font-size-asian="12pt" style:font-style-asian="normal" style:font-weight-asian="normal" style:font-name-complex="eXsE1" style:font-size-complex="12pt"/>
    </style:style>
    <style:style style:name="P10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DejaVu Sans1" fo:font-size="12pt" fo:font-style="normal" style:text-underline-style="none" fo:font-weight="normal" officeooo:rsid="00643549" officeooo:paragraph-rsid="00643549" fo:background-color="transparent" style:font-name-asian="eXsE1" style:font-size-asian="12pt" style:font-style-asian="normal" style:font-weight-asian="normal" style:font-name-complex="eXsE1" style:font-size-complex="12pt"/>
    </style:style>
    <style:style style:name="P106" style:family="paragraph" style:parent-style-name="normal">
      <loext:graphic-properties draw:fill="none" draw:fill-color="#ffffff"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/>
      <style:text-properties fo:font-variant="normal" fo:text-transform="none" fo:color="#000000" loext:opacity="100%" style:text-line-through-style="none" style:text-line-through-type="none" style:text-position="0% 100%" style:font-name="essiah" fo:font-size="14pt" fo:font-style="normal" style:text-underline-style="none" fo:font-weight="normal" officeooo:rsid="009dc903" officeooo:paragraph-rsid="009dc903" fo:background-color="transparent" style:font-name-asian="essiah2" style:font-size-asian="14pt" style:font-style-asian="normal" style:font-weight-asian="normal" style:font-name-complex="essiah2" style:font-size-complex="14pt"/>
    </style:style>
    <style:style style:name="P107" style:family="paragraph" style:parent-style-name="normal">
      <loext:graphic-properties draw:fill="none" draw:fill-color="#ffffff"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/>
      <style:text-properties fo:font-variant="normal" fo:text-transform="none" fo:color="#000000" loext:opacity="100%" style:text-line-through-style="none" style:text-line-through-type="none" style:text-position="0% 100%" style:font-name="essiah" fo:font-size="14pt" fo:font-style="normal" style:text-underline-style="none" fo:font-weight="normal" fo:background-color="transparent" style:font-name-asian="essiah2" style:font-size-asian="14pt" style:font-style-asian="normal" style:font-weight-asian="normal" style:font-name-complex="essiah2" style:font-size-complex="14pt"/>
    </style:style>
    <style:style style:name="P108" style:family="paragraph" style:parent-style-name="Standard">
      <style:paragraph-properties fo:text-align="start" style:justify-single-word="false" style:writing-mode="lr-tb"/>
      <style:text-properties fo:font-size="20pt" officeooo:paragraph-rsid="006d43d8" style:font-size-asian="20pt" style:font-size-complex="20pt"/>
    </style:style>
    <style:style style:name="P109" style:family="paragraph" style:parent-style-name="normal">
      <style:text-properties fo:font-size="20pt" officeooo:paragraph-rsid="01459a9d" style:font-size-asian="20pt" style:font-size-complex="20pt"/>
    </style:style>
    <style:style style:name="P110" style:family="paragraph" style:parent-style-name="normal">
      <style:text-properties fo:font-size="20pt" officeooo:rsid="003e61ca" officeooo:paragraph-rsid="003e61ca" style:font-size-asian="20pt" style:font-size-complex="20pt"/>
    </style:style>
    <style:style style:name="P111" style:family="paragraph" style:parent-style-name="normal">
      <style:text-properties fo:font-size="20pt" officeooo:rsid="00368a0c" officeooo:paragraph-rsid="014792c2" style:font-size-asian="20pt" style:font-size-complex="20pt"/>
    </style:style>
    <style:style style:name="P112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DejaVu Sans1" fo:font-size="12pt" fo:font-style="normal" fo:text-shadow="none" style:text-underline-style="none" fo:font-weight="normal" officeooo:paragraph-rsid="006d43d8" style:font-size-asian="12pt" style:font-style-asian="normal" style:font-weight-asian="normal" style:font-size-complex="12pt" style:font-weight-complex="normal" style:text-emphasize="none"/>
    </style:style>
    <style:style style:name="P113" style:family="paragraph" style:parent-style-name="normal">
      <style:text-properties fo:color="#000000" loext:opacity="100%" style:font-name="essiah" fo:font-size="20pt" style:text-underline-style="none" officeooo:rsid="005b3501" officeooo:paragraph-rsid="007d7d31" style:font-name-asian="essiah2" style:font-size-asian="20pt" style:font-name-complex="essiah2" style:font-size-complex="20pt"/>
    </style:style>
    <style:style style:name="P114" style:family="paragraph" style:parent-style-name="normal">
      <style:text-properties fo:color="#000000" loext:opacity="100%" style:font-name="Liberation Mono" fo:font-size="16pt" officeooo:rsid="00448ac3" officeooo:paragraph-rsid="014e9b10" style:font-size-asian="16pt" style:font-size-complex="16pt"/>
    </style:style>
    <style:style style:name="P115" style:family="paragraph" style:parent-style-name="normal">
      <style:text-properties fo:color="#000000" loext:opacity="100%" style:font-name="essiah1" fo:font-size="14pt" style:text-underline-style="none" officeooo:paragraph-rsid="00807cd8" style:font-name-asian="essiah2" style:font-size-asian="14pt" style:font-name-complex="essiah2" style:font-size-complex="14pt"/>
    </style:style>
    <style:style style:name="P11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essiah" fo:font-size="20pt" style:text-underline-style="none" fo:font-weight="normal" officeooo:paragraph-rsid="006d43d8" style:letter-kerning="true" style:font-name-asian="Droid Sans Fallback" style:font-size-asian="20pt" style:language-asian="zh" style:country-asian="CN" style:font-weight-asian="normal" style:font-name-complex="Droid Sans Devanagari" style:font-size-complex="20pt" style:language-complex="hi" style:country-complex="IN" style:font-weight-complex="normal"/>
    </style:style>
    <style:style style:name="P117" style:family="paragraph" style:parent-style-name="normal">
      <style:text-properties fo:font-size="12pt" officeooo:paragraph-rsid="01459a9d" style:font-size-asian="12pt" style:font-size-complex="12pt"/>
    </style:style>
    <style:style style:name="P118" style:family="paragraph" style:parent-style-name="normal">
      <style:text-properties fo:font-size="12pt" style:text-underline-style="none" officeooo:paragraph-rsid="00851a1a" style:font-size-asian="12pt" style:font-size-complex="12pt"/>
    </style:style>
    <style:style style:name="P119" style:family="paragraph" style:parent-style-name="normal">
      <style:text-properties fo:font-size="12pt" style:text-underline-style="none" officeooo:paragraph-rsid="00807cd8" style:font-size-asian="12pt" style:font-size-complex="12pt"/>
    </style:style>
    <style:style style:name="P120" style:family="paragraph" style:parent-style-name="normal">
      <style:text-properties style:font-name="Liberation Mono" fo:font-size="16pt" officeooo:rsid="00269757" officeooo:paragraph-rsid="00448ac3" style:font-size-asian="16pt" style:font-size-complex="16pt"/>
    </style:style>
    <style:style style:name="P121" style:family="paragraph" style:parent-style-name="normal">
      <style:text-properties style:font-name="Liberation Mono" fo:font-size="16pt" officeooo:rsid="00269757" officeooo:paragraph-rsid="00549dc4" style:font-size-asian="16pt" style:font-size-complex="16pt"/>
    </style:style>
    <style:style style:name="P122" style:family="paragraph" style:parent-style-name="normal">
      <style:text-properties style:font-name="Liberation Mono" fo:font-size="16pt" officeooo:rsid="00269757" officeooo:paragraph-rsid="015b1af4" style:font-size-asian="16pt" style:font-size-complex="16pt"/>
    </style:style>
    <style:style style:name="P123" style:family="paragraph" style:parent-style-name="normal">
      <style:text-properties style:font-name="Liberation Mono" fo:font-size="16pt" officeooo:paragraph-rsid="015259df" style:font-size-asian="16pt" style:font-size-complex="16pt"/>
    </style:style>
    <style:style style:name="P124" style:family="paragraph" style:parent-style-name="normal">
      <style:text-properties style:font-name="Liberation Mono" fo:font-size="16pt" officeooo:paragraph-rsid="00ab4897" style:font-name-asian="essiah2" style:font-size-asian="16pt" style:font-name-complex="essiah2" style:font-size-complex="16pt"/>
    </style:style>
    <style:style style:name="P125" style:family="paragraph" style:parent-style-name="normal">
      <style:text-properties fo:font-size="10pt" style:font-size-asian="10pt" style:font-size-complex="10pt"/>
    </style:style>
    <style:style style:name="P126" style:family="paragraph" style:parent-style-name="Standard">
      <style:paragraph-properties fo:text-align="start" style:justify-single-word="false" style:writing-mode="lr-tb"/>
      <style:text-properties officeooo:paragraph-rsid="006c83e6"/>
    </style:style>
    <style:style style:name="P127" style:family="paragraph" style:parent-style-name="Standard">
      <style:paragraph-properties fo:text-align="start" style:justify-single-word="false" style:writing-mode="lr-tb">
        <style:tab-stops>
          <style:tab-stop style:position="1.4374in"/>
        </style:tab-stops>
      </style:paragraph-properties>
      <style:text-properties officeooo:paragraph-rsid="006c83e6"/>
    </style:style>
    <style:style style:name="P128" style:family="paragraph" style:parent-style-name="Title" style:master-page-name="Standard">
      <style:paragraph-properties style:page-number="1"/>
      <style:text-properties fo:font-size="48pt" style:font-size-asian="48pt" style:font-size-complex="48pt"/>
    </style:style>
    <style:style style:name="P129" style:family="paragraph" style:parent-style-name="normal">
      <style:text-properties officeooo:paragraph-rsid="0083fdf6"/>
    </style:style>
    <style:style style:name="P130" style:family="paragraph" style:parent-style-name="normal">
      <style:text-properties officeooo:paragraph-rsid="008494c6"/>
    </style:style>
    <style:style style:name="T1" style:family="text">
      <style:text-properties style:font-name="essiah1"/>
    </style:style>
    <style:style style:name="T2" style:family="text">
      <style:text-properties style:font-name="essiah1" style:font-name-asian="essiah2" style:font-name-complex="essiah2"/>
    </style:style>
    <style:style style:name="T3" style:family="text">
      <style:text-properties style:font-name="essiah1" officeooo:rsid="001bac3b" style:font-name-asian="essiah2" style:font-name-complex="essiah2"/>
    </style:style>
    <style:style style:name="T4" style:family="text">
      <style:text-properties style:font-name="essiah1" officeooo:rsid="003db20f" style:font-name-asian="essiah2" style:font-name-complex="essiah2"/>
    </style:style>
    <style:style style:name="T5" style:family="text">
      <style:text-properties style:font-name="essiah1" officeooo:rsid="00375e1c" style:font-name-asian="essiah2" style:font-name-complex="essiah2"/>
    </style:style>
    <style:style style:name="T6" style:family="text">
      <style:text-properties style:font-name="essiah1" officeooo:rsid="0037e930" style:font-name-asian="essiah2" style:font-name-complex="essiah2"/>
    </style:style>
    <style:style style:name="T7" style:family="text">
      <style:text-properties style:font-name="essiah1" officeooo:rsid="014bcbe0" style:font-name-asian="essiah2" style:font-name-complex="essiah2"/>
    </style:style>
    <style:style style:name="T8" style:family="text">
      <style:text-properties style:font-name="essiah1" fo:font-size="20pt" style:font-name-asian="essiah2" style:font-size-asian="20pt" style:font-name-complex="essiah2" style:font-size-complex="20pt"/>
    </style:style>
    <style:style style:name="T9" style:family="text">
      <style:text-properties style:font-name="essiah1" fo:font-size="20pt" style:text-underline-style="none" style:font-name-asian="essiah2" style:font-size-asian="20pt" style:font-name-complex="essiah2" style:font-size-complex="20pt"/>
    </style:style>
    <style:style style:name="T10" style:family="text">
      <style:text-properties style:font-name="essiah1" fo:font-size="20pt" style:text-underline-style="none" officeooo:rsid="00d91346" style:font-name-asian="essiah2" style:font-size-asian="20pt" style:font-name-complex="essiah2" style:font-size-complex="20pt"/>
    </style:style>
    <style:style style:name="T11" style:family="text">
      <style:text-properties style:font-name="essiah1" fo:font-size="11pt" fo:font-weight="normal" style:font-size-asian="11pt" style:font-weight-asian="normal" style:font-size-complex="11pt" style:font-weight-complex="normal"/>
    </style:style>
    <style:style style:name="T12" style:family="text">
      <style:text-properties style:font-name="essiah1" style:text-underline-style="none"/>
    </style:style>
    <style:style style:name="T13" style:family="text">
      <style:text-properties style:font-name="essiah1" style:text-underline-style="none" fo:font-weight="normal" style:font-weight-asian="normal" style:font-weight-complex="normal"/>
    </style:style>
    <style:style style:name="T14" style:family="text">
      <style:text-properties style:font-name="essiah1" style:text-underline-style="none" fo:font-weight="normal" officeooo:rsid="008fc164" style:font-weight-asian="normal" style:font-weight-complex="normal"/>
    </style:style>
    <style:style style:name="T15" style:family="text">
      <style:text-properties style:font-name="essiah1" style:text-underline-style="none" fo:font-weight="normal" officeooo:rsid="00902718" style:font-weight-asian="normal" style:font-weight-complex="normal"/>
    </style:style>
    <style:style style:name="T16" style:family="text">
      <style:text-properties style:font-name="essiah1" style:text-underline-style="none" fo:font-weight="normal" officeooo:rsid="0095e3da" style:font-weight-asian="normal" style:font-weight-complex="normal"/>
    </style:style>
    <style:style style:name="T17" style:family="text">
      <style:text-properties style:font-name="essiah1" style:text-underline-style="none" fo:font-weight="normal" officeooo:rsid="00f9e6f7" style:font-weight-asian="normal" style:font-weight-complex="normal"/>
    </style:style>
    <style:style style:name="T18" style:family="text">
      <style:text-properties style:font-name="essiah1" style:text-underline-style="none" fo:font-weight="normal" officeooo:rsid="010e63b9" style:font-weight-asian="normal" style:font-weight-complex="normal"/>
    </style:style>
    <style:style style:name="T19" style:family="text">
      <style:text-properties style:font-name="essiah1" style:text-underline-style="none" style:font-name-asian="essiah2" style:font-name-complex="essiah2"/>
    </style:style>
    <style:style style:name="T20" style:family="text">
      <style:text-properties style:font-name="essiah1" style:text-underline-style="none" officeooo:rsid="00a04ee7" style:font-name-asian="essiah2" style:font-name-complex="essiah2"/>
    </style:style>
    <style:style style:name="T21" style:family="text">
      <style:text-properties style:font-name="essiah1" style:text-underline-style="none" officeooo:rsid="00a2ff5d" style:font-name-asian="essiah2" style:font-name-complex="essiah2"/>
    </style:style>
    <style:style style:name="T22" style:family="text">
      <style:text-properties style:font-name="essiah1" style:text-underline-style="none" officeooo:rsid="00b803fe" style:font-name-asian="essiah2" style:font-name-complex="essiah2"/>
    </style:style>
    <style:style style:name="T23" style:family="text">
      <style:text-properties style:font-name="essiah1" style:text-underline-style="none" officeooo:rsid="0140f304" style:font-name-asian="essiah2" style:font-name-complex="essiah2"/>
    </style:style>
    <style:style style:name="T24" style:family="text">
      <style:text-properties style:font-name="essiah1" style:text-underline-style="none" officeooo:rsid="01588c84" style:font-name-asian="essiah2" style:font-name-complex="essiah2"/>
    </style:style>
    <style:style style:name="T25" style:family="text">
      <style:text-properties style:font-name="essiah1" fo:font-weight="normal" style:font-weight-asian="normal" style:font-weight-complex="normal"/>
    </style:style>
    <style:style style:name="T26" style:family="text">
      <style:text-properties style:font-name="essiah1" fo:font-weight="normal" officeooo:rsid="0096407b" style:font-weight-asian="normal" style:font-weight-complex="normal"/>
    </style:style>
    <style:style style:name="T27" style:family="text">
      <style:text-properties style:font-name="essiah1" fo:font-weight="normal" officeooo:rsid="009799d5" style:font-weight-asian="normal" style:font-weight-complex="normal"/>
    </style:style>
    <style:style style:name="T28" style:family="text">
      <style:text-properties style:font-name="essiah1" fo:font-weight="normal" officeooo:rsid="0098f8c2" style:font-weight-asian="normal" style:font-weight-complex="normal"/>
    </style:style>
    <style:style style:name="T29" style:family="text">
      <style:text-properties style:font-name="essiah1" fo:font-weight="normal" officeooo:rsid="0133e97f" style:font-weight-asian="normal" style:font-weight-complex="normal"/>
    </style:style>
    <style:style style:name="T30" style:family="text">
      <style:text-properties style:font-name="essiah1" fo:font-weight="normal" officeooo:rsid="01352154" style:font-weight-asian="normal" style:font-weight-complex="normal"/>
    </style:style>
    <style:style style:name="T31" style:family="text">
      <style:text-properties style:font-name="essiah1" officeooo:rsid="00940274"/>
    </style:style>
    <style:style style:name="T32" style:family="text">
      <style:text-properties style:font-name="essiah1" officeooo:rsid="0108da91"/>
    </style:style>
    <style:style style:name="T33" style:family="text">
      <style:text-properties style:font-name="essiah1" officeooo:rsid="010a0a67"/>
    </style:style>
    <style:style style:name="T34" style:family="text">
      <style:text-properties style:font-name="essiah1" officeooo:rsid="010ae8d2"/>
    </style:style>
    <style:style style:name="T35" style:family="text">
      <style:text-properties style:font-name="essiah1" officeooo:rsid="011179d0"/>
    </style:style>
    <style:style style:name="T36" style:family="text">
      <style:text-properties style:font-name="essiah1" officeooo:rsid="0113a098"/>
    </style:style>
    <style:style style:name="T37" style:family="text">
      <style:text-properties style:font-name="Verdana" fo:font-size="14pt" style:text-underline-style="none" style:font-name-asian="Verdana1" style:font-size-asian="14pt" style:font-name-complex="Verdana1" style:font-size-complex="14pt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size="14pt" officeooo:rsid="0158997b" style:font-size-asian="14pt" style:font-size-complex="14pt"/>
    </style:style>
    <style:style style:name="T40" style:family="text">
      <style:text-properties fo:font-size="14pt" style:text-underline-style="none" style:font-size-asian="14pt" style:font-size-complex="14pt"/>
    </style:style>
    <style:style style:name="T41" style:family="text">
      <style:text-properties style:font-name="eXsE" fo:font-size="14pt" style:font-name-asian="eXsE1" style:font-size-asian="14pt" style:font-name-complex="eXsE1" style:font-size-complex="14pt"/>
    </style:style>
    <style:style style:name="T42" style:family="text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T43" style:family="text">
      <style:text-properties fo:color="#000000" loext:opacity="100%" style:font-name="essiah1" style:text-underline-style="none" style:font-name-asian="essiah2" style:font-name-complex="essiah2"/>
    </style:style>
    <style:style style:name="T44" style:family="text">
      <style:text-properties fo:color="#000000" loext:opacity="100%" style:font-name="essiah1" fo:font-size="20pt" style:text-underline-style="none" officeooo:rsid="00e3642e" style:font-name-asian="essiah2" style:font-size-asian="20pt" style:font-name-complex="essiah2" style:font-size-complex="20pt"/>
    </style:style>
    <style:style style:name="T45" style:family="text">
      <style:text-properties fo:color="#000000" loext:opacity="100%" style:text-outline="false" style:text-line-through-style="none" style:text-line-through-type="none" style:font-name="essiah1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46" style:family="text">
      <style:text-properties fo:color="#000000" loext:opacity="100%" style:text-outline="false" style:text-line-through-style="none" style:text-line-through-type="none" style:font-name="essiah1" fo:font-style="normal" fo:text-shadow="none" style:text-underline-style="none" fo:font-weight="normal" officeooo:rsid="009204cd" style:font-style-asian="normal" style:font-weight-asian="normal" style:font-weight-complex="normal" style:text-emphasize="none"/>
    </style:style>
    <style:style style:name="T47" style:family="text">
      <style:text-properties fo:color="#000000" loext:opacity="100%" style:text-underline-style="none" style:font-name-asian="essiah2" style:font-name-complex="essiah2"/>
    </style:style>
    <style:style style:name="T48" style:family="text">
      <style:text-properties fo:color="#000000" loext:opacity="100%" style:text-underline-style="none" officeooo:rsid="0080cb82" style:font-name-asian="essiah2" style:font-name-complex="essiah2"/>
    </style:style>
    <style:style style:name="T49" style:family="text">
      <style:text-properties fo:color="#000000" loext:opacity="100%" officeooo:rsid="00448ac3" style:font-name-asian="essiah2" style:font-name-complex="essiah2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fo:background-color="transparent" loext:char-shading-value="0" style:font-name-asian="Verdana1" style:font-style-asian="normal" style:font-weight-asian="normal" style:font-name-complex="Verdana1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5de6e9" fo:background-color="transparent" loext:char-shading-value="0" style:font-name-asian="Verdana1" style:font-style-asian="normal" style:font-weight-asian="normal" style:font-name-complex="Verdana1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fo:background-color="transparent" loext:char-shading-value="0" style:font-name-asian="essiah2" style:font-style-asian="normal" style:font-weight-asian="normal" style:font-name-complex="essiah2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9dc903" fo:background-color="transparent" loext:char-shading-value="0" style:font-name-asian="essiah2" style:font-style-asian="normal" style:font-weight-asian="normal" style:font-name-complex="essiah2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fo:background-color="transparent" loext:char-shading-value="0" style:font-name-asian="eXsE1" style:font-style-asian="normal" style:font-weight-asian="normal" style:font-name-complex="eXsE1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643549" fo:background-color="transparent" loext:char-shading-value="0" style:font-name-asian="eXsE1" style:font-style-asian="normal" style:font-weight-asian="normal" style:font-name-complex="eXsE1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super 58%" fo:font-style="normal" style:text-underline-style="none" fo:font-weight="normal" fo:background-color="transparent" loext:char-shading-value="0" style:font-name-asian="eXsE1" style:font-style-asian="normal" style:font-weight-asian="normal" style:font-name-complex="eXsE1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super 58%" fo:font-style="normal" style:text-underline-style="none" fo:font-weight="normal" officeooo:rsid="00643549" fo:background-color="transparent" loext:char-shading-value="0" style:font-name-asian="eXsE1" style:font-style-asian="normal" style:font-weight-asian="normal" style:font-name-complex="eXsE1"/>
    </style:style>
    <style:style style:name="T58" style:family="text">
      <style:text-properties fo:font-variant="normal" fo:text-transform="none" fo:color="#000000" loext:opacity="100%" fo:letter-spacing="normal" fo:font-style="normal" fo:font-weight="normal" officeooo:rsid="00448ac3" style:font-name-asian="essiah2" style:font-name-complex="essiah2"/>
    </style:style>
    <style:style style:name="T59" style:family="text">
      <style:text-properties fo:font-variant="normal" fo:text-transform="none" fo:color="#000000" loext:opacity="100%" fo:letter-spacing="normal" fo:font-style="normal" fo:font-weight="normal" officeooo:rsid="014ce99f" style:font-name-asian="essiah2" style:font-name-complex="essiah2"/>
    </style:style>
    <style:style style:name="T60" style:family="text">
      <style:text-properties fo:font-variant="normal" fo:text-transform="none" fo:color="#000000" loext:opacity="100%" fo:letter-spacing="normal" fo:font-style="normal" fo:font-weight="normal" officeooo:rsid="00269757" style:font-name-asian="essiah2" style:font-name-complex="essiah2"/>
    </style:style>
    <style:style style:name="T61" style:family="text">
      <style:text-properties fo:font-variant="normal" fo:text-transform="none" fo:color="#000000" loext:opacity="100%" fo:letter-spacing="normal" fo:font-style="normal" fo:font-weight="normal" officeooo:rsid="00271b56" style:font-name-asian="essiah2" style:font-name-complex="essiah2"/>
    </style:style>
    <style:style style:name="T62" style:family="text">
      <style:text-properties fo:font-variant="normal" fo:text-transform="none" fo:color="#808080" loext:opacity="100%" fo:letter-spacing="normal" fo:font-style="normal" fo:font-weight="normal" officeooo:rsid="00448ac3" style:font-name-asian="essiah2" style:font-name-complex="essiah2"/>
    </style:style>
    <style:style style:name="T63" style:family="text">
      <style:text-properties fo:font-variant="normal" fo:text-transform="none" fo:color="#808080" loext:opacity="100%" fo:letter-spacing="normal" fo:font-style="normal" fo:font-weight="normal" officeooo:rsid="015259df" style:font-name-asian="essiah2" style:font-name-complex="essiah2"/>
    </style:style>
    <style:style style:name="T64" style:family="text">
      <style:text-properties style:font-name="essio" fo:font-size="14pt" style:text-underline-style="none" style:font-name-asian="essio1" style:font-size-asian="14pt" style:font-name-complex="essio1" style:font-size-complex="14pt"/>
    </style:style>
    <style:style style:name="T65" style:family="text">
      <style:text-properties style:font-name-asian="essiah2" style:font-name-complex="essiah2"/>
    </style:style>
    <style:style style:name="T66" style:family="text">
      <style:text-properties officeooo:rsid="00220405" style:font-name-asian="essiah2" style:font-name-complex="essiah2"/>
    </style:style>
    <style:style style:name="T67" style:family="text">
      <style:text-properties officeooo:rsid="00271b56" style:font-name-asian="essiah2" style:font-name-complex="essiah2"/>
    </style:style>
    <style:style style:name="T68" style:family="text">
      <style:text-properties officeooo:rsid="00289702" style:font-name-asian="essiah2" style:font-name-complex="essiah2"/>
    </style:style>
    <style:style style:name="T69" style:family="text">
      <style:text-properties officeooo:rsid="002a1507" style:font-name-asian="essiah2" style:font-name-complex="essiah2"/>
    </style:style>
    <style:style style:name="T70" style:family="text">
      <style:text-properties officeooo:rsid="002d9fd7" style:font-name-asian="essiah2" style:font-name-complex="essiah2"/>
    </style:style>
    <style:style style:name="T71" style:family="text">
      <style:text-properties officeooo:rsid="003069de" style:font-name-asian="essiah2" style:font-name-complex="essiah2"/>
    </style:style>
    <style:style style:name="T72" style:family="text">
      <style:text-properties officeooo:rsid="0034b2d3" style:font-name-asian="essiah2" style:font-name-complex="essiah2"/>
    </style:style>
    <style:style style:name="T73" style:family="text">
      <style:text-properties officeooo:rsid="0034be3a" style:font-name-asian="essiah2" style:font-name-complex="essiah2"/>
    </style:style>
    <style:style style:name="T74" style:family="text">
      <style:text-properties officeooo:rsid="0034c6b0" style:font-name-asian="essiah2" style:font-name-complex="essiah2"/>
    </style:style>
    <style:style style:name="T75" style:family="text">
      <style:text-properties officeooo:rsid="00452380" style:font-name-asian="essiah2" style:font-name-complex="essiah2"/>
    </style:style>
    <style:style style:name="T76" style:family="text">
      <style:text-properties officeooo:rsid="00269757" style:font-name-asian="essiah2" style:font-name-complex="essiah2"/>
    </style:style>
    <style:style style:name="T77" style:family="text">
      <style:text-properties officeooo:rsid="00a8bd67" style:font-name-asian="essiah2" style:font-name-complex="essiah2"/>
    </style:style>
    <style:style style:name="T78" style:family="text">
      <style:text-properties officeooo:rsid="014ce99f" style:font-name-asian="essiah2" style:font-name-complex="essiah2"/>
    </style:style>
    <style:style style:name="T79" style:family="text">
      <style:text-properties fo:color="#808080" loext:opacity="100%" style:font-name-asian="essiah2" style:font-name-complex="essiah2"/>
    </style:style>
    <style:style style:name="T80" style:family="text">
      <style:text-properties fo:color="#808080" loext:opacity="100%" officeooo:rsid="0039dac3" style:font-name-asian="essiah2" style:font-name-complex="essiah2"/>
    </style:style>
    <style:style style:name="T81" style:family="text">
      <style:text-properties fo:color="#808080" loext:opacity="100%" officeooo:rsid="00448ac3" style:font-name-asian="essiah2" style:font-name-complex="essiah2"/>
    </style:style>
    <style:style style:name="T82" style:family="text">
      <style:text-properties fo:color="#808080" loext:opacity="100%" officeooo:rsid="0048ad99" style:font-name-asian="essiah2" style:font-name-complex="essiah2"/>
    </style:style>
    <style:style style:name="T83" style:family="text">
      <style:text-properties fo:color="#808080" loext:opacity="100%" officeooo:rsid="00289702" style:font-name-asian="essiah2" style:font-name-complex="essiah2"/>
    </style:style>
    <style:style style:name="T84" style:family="text">
      <style:text-properties fo:color="#808080" loext:opacity="100%" officeooo:rsid="00448ac3"/>
    </style:style>
    <style:style style:name="T85" style:family="text">
      <style:text-properties officeooo:rsid="00552a48"/>
    </style:style>
    <style:style style:name="T86" style:family="text">
      <style:text-properties officeooo:rsid="00269757"/>
    </style:style>
    <style:style style:name="T87" style:family="text">
      <style:text-properties officeooo:rsid="00579213"/>
    </style:style>
    <style:style style:name="T88" style:family="text">
      <style:text-properties style:font-name="essiah" fo:font-size="20pt" style:font-name-asian="essiah2" style:font-size-asian="20pt" style:font-name-complex="essiah2" style:font-size-complex="20pt"/>
    </style:style>
    <style:style style:name="T89" style:family="text">
      <style:text-properties style:font-name="essiah" fo:font-size="20pt" style:text-underline-style="none" style:font-name-asian="essiah2" style:font-size-asian="20pt" style:font-name-complex="essiah2" style:font-size-complex="20pt"/>
    </style:style>
    <style:style style:name="T90" style:family="text">
      <style:text-properties style:font-name="essiah" fo:font-size="20pt" style:text-underline-style="none" officeooo:rsid="006837c7" style:font-name-asian="essiah2" style:font-size-asian="20pt" style:font-name-complex="essiah2" style:font-size-complex="20pt"/>
    </style:style>
    <style:style style:name="T91" style:family="text">
      <style:text-properties style:font-name="essiah" fo:font-size="20pt" style:text-underline-style="none" officeooo:rsid="006837c7" style:font-size-asian="20pt" style:font-size-complex="20pt"/>
    </style:style>
    <style:style style:name="T92" style:family="text">
      <style:text-properties style:font-name="essiah" fo:font-size="14pt" officeooo:rsid="0080ecce" style:font-name-asian="essiah2" style:font-size-asian="14pt" style:font-name-complex="essiah2" style:font-size-complex="14pt"/>
    </style:style>
    <style:style style:name="T93" style:family="text">
      <style:text-properties officeooo:rsid="00611f5a"/>
    </style:style>
    <style:style style:name="T94" style:family="text">
      <style:text-properties fo:font-weight="normal" style:font-weight-asian="normal" style:font-weight-complex="normal"/>
    </style:style>
    <style:style style:name="T95" style:family="text">
      <style:text-properties fo:font-weight="normal" officeooo:rsid="0096407b" style:font-weight-asian="normal" style:font-weight-complex="normal"/>
    </style:style>
    <style:style style:name="T96" style:family="text">
      <style:text-properties officeooo:rsid="0063de67"/>
    </style:style>
    <style:style style:name="T97" style:family="text">
      <style:text-properties style:font-name="DejaVu Sans"/>
    </style:style>
    <style:style style:name="T98" style:family="text"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T99" style:family="text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T100" style:family="text">
      <style:text-properties style:use-window-font-color="true" loext:opacity="0%" style:font-name="DejaVu Sans" fo:font-size="11pt" fo:font-weight="normal" style:letter-kerning="true" style:font-name-asian="Droid Sans Fallback" style:font-size-asian="11pt" style:language-asian="zh" style:country-asian="CN" style:font-weight-asian="normal" style:font-name-complex="Droid Sans Devanagari" style:font-size-complex="11pt" style:language-complex="hi" style:country-complex="IN" style:font-weight-complex="normal"/>
    </style:style>
    <style:style style:name="T101" style:family="text">
      <style:text-properties style:use-window-font-color="true" loext:opacity="0%" style:font-name="essiah1" fo:font-size="11pt" fo:font-weight="normal" style:letter-kerning="true" style:font-name-asian="Droid Sans Fallback" style:font-size-asian="11pt" style:language-asian="zh" style:country-asian="CN" style:font-weight-asian="normal" style:font-name-complex="Droid Sans Devanagari" style:font-size-complex="11pt" style:language-complex="hi" style:country-complex="IN" style:font-weight-complex="normal"/>
    </style:style>
    <style:style style:name="T102" style:family="text">
      <style:text-properties style:use-window-font-color="true" loext:opacity="0%" style:font-name="essiah1" style:text-underline-style="none" style:letter-kerning="true" style:font-name-asian="Droid Sans Fallback" style:language-asian="zh" style:country-asian="CN" style:font-name-complex="Droid Sans Devanagari" style:language-complex="hi" style:country-complex="IN"/>
    </style:style>
    <style:style style:name="T103" style:family="text">
      <style:text-properties style:use-window-font-color="true" loext:opacity="0%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104" style:family="text">
      <style:text-properties style:use-window-font-color="true" loext:opacity="0%" style:font-name="essiah1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105" style:family="text">
      <style:text-properties style:use-window-font-color="true" loext:opacity="0%" style:font-name="essiah1" fo:font-weight="normal" officeooo:rsid="012f71b9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106" style:family="text">
      <style:text-properties style:use-window-font-color="true" loext:opacity="0%" style:font-name="essiah1" fo:font-weight="normal" officeooo:rsid="009799d5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107" style:family="text">
      <style:text-properties style:use-window-font-color="true" loext:opacity="0%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108" style:family="text">
      <style:text-properties style:use-window-font-color="true" loext:opacity="0%" style:text-underline-style="none" fo:font-weight="normal" officeooo:rsid="00f5cdea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109" style:family="text">
      <style:text-properties style:use-window-font-color="true" loext:opacity="0%" style:text-underline-style="none" fo:font-weight="normal" officeooo:rsid="01089f3e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110" style:family="text">
      <style:text-properties style:use-window-font-color="true" loext:opacity="0%" style:text-underline-style="none" fo:font-weight="normal" officeooo:rsid="008e46b4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111" style:family="text">
      <style:text-properties style:use-window-font-color="true" loext:opacity="0%" style:letter-kerning="true" style:font-name-asian="Droid Sans Fallback" style:language-asian="zh" style:country-asian="CN" style:font-name-complex="Droid Sans Devanagari" style:language-complex="hi" style:country-complex="IN"/>
    </style:style>
    <style:style style:name="T112" style:family="text">
      <style:text-properties style:text-underline-style="none"/>
    </style:style>
    <style:style style:name="T113" style:family="text">
      <style:text-properties style:text-underline-style="none" style:font-name-asian="essiah2" style:font-name-complex="essiah2"/>
    </style:style>
    <style:style style:name="T114" style:family="text">
      <style:text-properties style:text-underline-style="none" officeooo:rsid="00579213" style:font-name-asian="essiah2" style:font-name-complex="essiah2"/>
    </style:style>
    <style:style style:name="T115" style:family="text">
      <style:text-properties style:text-underline-style="none" officeooo:rsid="0058fec9" style:font-name-asian="essiah2" style:font-name-complex="essiah2"/>
    </style:style>
    <style:style style:name="T116" style:family="text">
      <style:text-properties style:text-underline-style="none" officeooo:rsid="0140f304" style:font-name-asian="essiah2" style:font-name-complex="essiah2"/>
    </style:style>
    <style:style style:name="T117" style:family="text">
      <style:text-properties style:text-underline-style="none" officeooo:rsid="00643549"/>
    </style:style>
    <style:style style:name="T118" style:family="text">
      <style:text-properties style:text-underline-style="none" fo:font-weight="normal" style:font-weight-asian="normal" style:font-weight-complex="normal"/>
    </style:style>
    <style:style style:name="T119" style:family="text">
      <style:text-properties style:font-name="DejaVu Sans1" fo:font-size="12pt" style:text-underline-style="none" style:font-size-asian="12pt" style:font-size-complex="12pt"/>
    </style:style>
    <style:style style:name="T120" style:family="text">
      <style:text-properties officeooo:rsid="005cdedb"/>
    </style:style>
    <style:style style:name="T121" style:family="text">
      <style:text-properties style:font-name-asian="eXsE1" style:font-name-complex="eXsE1"/>
    </style:style>
    <style:style style:name="T122" style:family="text">
      <style:text-properties officeooo:rsid="00dbde05"/>
    </style:style>
    <style:style style:name="T123" style:family="text">
      <style:text-properties officeooo:rsid="00dc66ad"/>
    </style:style>
    <style:style style:name="T124" style:family="text">
      <style:text-properties officeooo:rsid="00dfacdf"/>
    </style:style>
    <style:style style:name="T125" style:family="text">
      <style:text-properties officeooo:rsid="00ed1651"/>
    </style:style>
    <style:style style:name="T126" style:family="text">
      <style:text-properties officeooo:rsid="00ee210a"/>
    </style:style>
    <style:style style:name="T127" style:family="text">
      <style:text-properties officeooo:rsid="00efda07"/>
    </style:style>
    <style:style style:name="T128" style:family="text">
      <style:text-properties officeooo:rsid="0106bc82"/>
    </style:style>
    <style:style style:name="T129" style:family="text">
      <style:text-properties officeooo:rsid="01086b4a"/>
    </style:style>
    <style:style style:name="T130" style:family="text">
      <style:text-properties officeooo:rsid="0108da91"/>
    </style:style>
    <style:style style:name="T131" style:family="text">
      <style:text-properties officeooo:rsid="0118e13c"/>
    </style:style>
    <style:style style:name="T132" style:family="text">
      <style:text-properties officeooo:rsid="0152499e"/>
    </style:style>
    <style:style style:name="T133" style:family="text">
      <style:text-properties officeooo:rsid="015259df"/>
    </style:style>
    <style:style style:name="T134" style:family="text">
      <style:text-properties officeooo:rsid="0153c10b"/>
    </style:style>
    <style:style style:name="T135" style:family="text">
      <style:text-properties officeooo:rsid="01547b63"/>
    </style:style>
    <style:style style:name="T136" style:family="text">
      <style:text-properties officeooo:rsid="015832ef"/>
    </style:style>
    <style:style style:name="T137" style:family="text">
      <style:text-properties officeooo:rsid="003db20f"/>
    </style:style>
    <style:style style:name="T138" style:family="text">
      <style:text-properties officeooo:rsid="015c07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8"><text:span text:style-name="T5">essE</text:span><text:span text:style-name="T6">o</text:span></text:p>
      <text:p text:style-name="P38"><text:span text:style-name="T85">A</text:span>lphabet</text:p>
      <text:p text:style-name="P111"><text:span text:style-name="T3">o</text:span><text:span text:style-name="T4">Oy</text:span><text:span text:style-name="T7">x</text:span><text:span text:style-name="T2"> </text:span><text:span text:style-name="T4">aeui</text:span><text:span text:style-name="T2"> </text:span><text:span text:style-name="T4">AEUI</text:span></text:p>
      <text:p text:style-name="P29"><text:span text:style-name="T132">kvh</text:span>z CZNS</text:p>
      <text:p text:style-name="P30"><text:span text:style-name="T134">j</text:span><text:span text:style-name="T135">G</text:span>r<text:span text:style-name="T135">l</text:span> <text:span text:style-name="T133">V</text:span>tf<text:span text:style-name="T133">T</text:span></text:p>
      <text:p text:style-name="P29">nsmb</text:p>
      <text:p text:style-name="P28">dp</text:p>
      <text:p text:style-name="P31">w</text:p>
      <text:p text:style-name="P73">Letter Names</text:p>
      <text:p text:style-name="P121"><text:span text:style-name="T66">o</text:span><text:span text:style-name="T68"> </text:span><text:span text:style-name="T78"><text:s/></text:span><text:span text:style-name="T68">ō</text:span><text:span text:style-name="T65"> </text:span><text:span text:style-name="T78"><text:s/></text:span><text:span text:style-name="T65">ü </text:span><text:span text:style-name="T78"><text:s/>ö</text:span><text:span text:style-name="T77"> </text:span><text:span text:style-name="T78"><text:s/></text:span><text:span text:style-name="T80">t</text:span><text:span text:style-name="T65">a </text:span><text:span text:style-name="T78"><text:s/></text:span><text:span text:style-name="T81">b</text:span><text:span text:style-name="T65">e </text:span><text:span text:style-name="T78"><text:s/></text:span><text:span text:style-name="T81">l</text:span><text:span text:style-name="T65">u </text:span><text:span text:style-name="T78"><text:s/></text:span><text:span text:style-name="T80">k</text:span><text:span text:style-name="T65">i </text:span><text:span text:style-name="T78"><text:s/></text:span><text:span text:style-name="T49">ā</text:span><text:span text:style-name="T65"> </text:span><text:span text:style-name="T78"><text:s/></text:span><text:span text:style-name="T65">ē </text:span><text:span text:style-name="T78"><text:s/></text:span><text:span text:style-name="T65">ū </text:span><text:span text:style-name="T78"><text:s/></text:span><text:span text:style-name="T68">ī</text:span><text:span text:style-name="T65"> </text:span></text:p>
      <text:p text:style-name="P122"><text:span text:style-name="T65">k</text:span><text:span text:style-name="T81">ā </text:span><text:span text:style-name="T79">v</text:span><text:span text:style-name="T81">ā </text:span><text:span text:style-name="T73">h</text:span><text:span text:style-name="T81">ā</text:span><text:span text:style-name="T65"> </text:span><text:span text:style-name="T67">z</text:span><text:span text:style-name="T81">ā</text:span><text:span text:style-name="T65"> </text:span><text:span text:style-name="T74">ch</text:span><text:span text:style-name="T83">ō </text:span><text:span text:style-name="T82">o</text:span><text:span text:style-name="T74">ng z</text:span><text:span text:style-name="T71">h</text:span><text:span text:style-name="T82">o</text:span><text:span text:style-name="T69"> </text:span><text:span text:style-name="T74">s</text:span><text:span text:style-name="T72">h</text:span><text:span text:style-name="T83">ō</text:span><text:span text:style-name="T69"> </text:span></text:p>
      <text:p text:style-name="P123"><text:span text:style-name="T67">j</text:span><text:span text:style-name="T81">ā</text:span><text:span text:style-name="T76"> </text:span><text:span text:style-name="T70">g</text:span><text:span text:style-name="T81">ā</text:span><text:span text:style-name="T70"> </text:span><text:span text:style-name="T67">r</text:span><text:span text:style-name="T81">ā</text:span><text:span text:style-name="T67"> </text:span><text:span text:style-name="T70">l</text:span><text:span text:style-name="T81">ā</text:span><text:span text:style-name="T67"> </text:span><text:span text:style-name="T81">ā</text:span><text:span text:style-name="T58">θ </text:span><text:span text:style-name="T59"><text:s/></text:span><text:span text:style-name="T60">t</text:span><text:span text:style-name="T62">ā</text:span><text:span text:style-name="T60"> </text:span><text:span text:style-name="T59"><text:s/></text:span><text:span text:style-name="T61">f</text:span><text:span text:style-name="T62">ā</text:span><text:span text:style-name="T63"> <text:s/></text:span><text:span text:style-name="T75">∂</text:span><text:span text:style-name="T81">ā</text:span><text:span text:style-name="T67"> </text:span><text:span text:style-name="T78"><text:s/></text:span></text:p>
      <text:p text:style-name="P120"><text:span text:style-name="T73">n</text:span><text:span text:style-name="T81">ā</text:span><text:span text:style-name="T67"> </text:span><text:span text:style-name="T73">s</text:span><text:span text:style-name="T81">ā</text:span><text:span text:style-name="T73"> m</text:span><text:span text:style-name="T81">ā</text:span><text:span text:style-name="T73"> </text:span><text:span text:style-name="T65">b</text:span><text:span text:style-name="T81">ā</text:span></text:p>
      <text:p text:style-name="P124"><text:span text:style-name="T86">d</text:span><text:span text:style-name="T84">ā </text:span><text:span text:style-name="T86">p</text:span><text:span text:style-name="T84">ā</text:span><text:span text:style-name="T86"> </text:span></text:p>
      <text:p text:style-name="P114"><text:span text:style-name="T80">k</text:span>ʊ</text:p>
      <text:p text:style-name="P39">Basics</text:p>
      <text:p text:style-name="P45">The default order is Subject-Verb-Object, but any arrangement is allowed with the use of markers.</text:p>
      <text:p text:style-name="P56"/>
      <text:p text:style-name="P45">The subject and object are optional. When no subject is given, 1st person singular is assumed.</text:p>
      <text:p text:style-name="P56"/>
      <text:p text:style-name="P45">Modifiers follow their target (i.e. "ball the red").</text:p>
      <text:p text:style-name="Heading_20_2"><text:span text:style-name="T87">The </text:span>Essiah<text:span text:style-name="T87">an</text:span> Story</text:p>
      <text:p text:style-name="P110"><text:span text:style-name="T24">&lt;</text:span><text:span text:style-name="T19">o.O.y.</text:span><text:span text:style-name="T23">x.</text:span><text:span text:style-name="T19">W&gt;</text:span></text:p>
      <text:p text:style-name="P55"><text:span text:style-name="T114">C</text:span><text:span text:style-name="T115">haos. I. You. </text:span><text:span text:style-name="T116">Meet. </text:span><text:span text:style-name="T115">Love.</text:span></text:p>
      <text:p text:style-name="P37">Articles</text:p>
      <text:p text:style-name="P47">Indefinite Singular: </text:p>
      <text:p text:style-name="P47"><text:span text:style-name="T120">N</text:span>one</text:p>
      <text:p text:style-name="P61"/>
      <text:p text:style-name="P61">Indefinite Plural: </text:p>
      <text:p text:style-name="P45">Definite Singular: </text:p>
      <text:p text:style-name="P46"><text:soft-page-break/></text:p>
      <text:p text:style-name="P46">Definite Plural:<text:span text:style-name="T121"> </text:span></text:p>
      <text:p text:style-name="P113">etru</text:p>
      <text:p text:style-name="P39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03">Number</text:p>
          </table:table-cell>
          <table:table-cell table:style-name="Table4.A1" office:value-type="string">
            <text:p text:style-name="P103">Person</text:p>
          </table:table-cell>
          <table:table-cell table:style-name="Table4.A1" office:value-type="string">
            <text:p text:style-name="P103">English</text:p>
          </table:table-cell>
          <table:table-cell table:style-name="Table4.A1" office:value-type="string">
            <text:p text:style-name="P95"><text:span text:style-name="T51">ess</text:span><text:span text:style-name="T50">E</text:span><text:span text:style-name="T51">o</text:span></text:p>
          </table:table-cell>
        </table:table-row>
        <table:table-row table:style-name="Table4.1">
          <table:table-cell table:style-name="Table4.A2" office:value-type="string">
            <text:p text:style-name="P103">Singular</text:p>
          </table:table-cell>
          <table:table-cell table:style-name="Table4.A2" office:value-type="string">
            <text:p text:style-name="P103">1st</text:p>
          </table:table-cell>
          <table:table-cell table:style-name="Table4.A2" office:value-type="string">
            <text:p text:style-name="P103">I, me</text:p>
          </table:table-cell>
          <table:table-cell table:style-name="Table4.A2" office:value-type="string">
            <text:p text:style-name="P96">-</text:p>
          </table:table-cell>
        </table:table-row>
        <table:table-row table:style-name="Table4.1"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103">2nd</text:p>
          </table:table-cell>
          <table:table-cell table:style-name="Table4.A2" office:value-type="string">
            <text:p text:style-name="P103">you</text:p>
          </table:table-cell>
          <table:table-cell table:style-name="Table4.A2" office:value-type="string">
            <text:p text:style-name="P106">y</text:p>
          </table:table-cell>
        </table:table-row>
        <table:table-row table:style-name="Table4.1"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103">3rd</text:p>
          </table:table-cell>
          <table:table-cell table:style-name="Table4.A2" office:value-type="string">
            <text:p text:style-name="P103">he, she, it, this</text:p>
          </table:table-cell>
          <table:table-cell table:style-name="Table4.A2" office:value-type="string">
            <text:p text:style-name="P107">sonu</text:p>
          </table:table-cell>
        </table:table-row>
        <table:table-row table:style-name="Table4.1"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103">3rd</text:p>
          </table:table-cell>
          <table:table-cell table:style-name="Table4.A2" office:value-type="string">
            <text:p text:style-name="P103">that</text:p>
          </table:table-cell>
          <table:table-cell table:style-name="Table4.A2" office:value-type="string">
            <text:p text:style-name="P107">sonA</text:p>
          </table:table-cell>
        </table:table-row>
        <table:table-row table:style-name="Table4.1">
          <table:table-cell table:style-name="Table4.A2" office:value-type="string">
            <text:p text:style-name="P103">Plural</text:p>
          </table:table-cell>
          <table:table-cell table:style-name="Table4.A2" office:value-type="string">
            <text:p text:style-name="P103">1st</text:p>
          </table:table-cell>
          <table:table-cell table:style-name="Table4.A2" office:value-type="string">
            <text:p text:style-name="P103">we, us</text:p>
          </table:table-cell>
          <table:table-cell table:style-name="Table4.A2" office:value-type="string">
            <text:p text:style-name="P97"><text:span text:style-name="T52">s</text:span><text:span text:style-name="T53">U</text:span></text:p>
          </table:table-cell>
        </table:table-row>
        <table:table-row table:style-name="Table4.1"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103">2nd</text:p>
          </table:table-cell>
          <table:table-cell table:style-name="Table4.A2" office:value-type="string">
            <text:p text:style-name="P103">you all</text:p>
          </table:table-cell>
          <table:table-cell table:style-name="Table4.A2" office:value-type="string">
            <text:p text:style-name="P107">tan</text:p>
          </table:table-cell>
        </table:table-row>
        <table:table-row table:style-name="Table4.1"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103">3rd</text:p>
          </table:table-cell>
          <table:table-cell table:style-name="Table4.A2" office:value-type="string">
            <text:p text:style-name="P103">they, these</text:p>
          </table:table-cell>
          <table:table-cell table:style-name="Table4.A2" office:value-type="string">
            <text:p text:style-name="P107">sUnu</text:p>
          </table:table-cell>
        </table:table-row>
        <table:table-row table:style-name="Table4.1">
          <table:table-cell table:style-name="Table4.A2" office:value-type="string">
            <text:p text:style-name="P103"/>
          </table:table-cell>
          <table:table-cell table:style-name="Table4.A2" office:value-type="string">
            <text:p text:style-name="P103">3rd</text:p>
          </table:table-cell>
          <table:table-cell table:style-name="Table4.A2" office:value-type="string">
            <text:p text:style-name="P103">those</text:p>
          </table:table-cell>
          <table:table-cell table:style-name="Table4.A2" office:value-type="string">
            <text:p text:style-name="P107">sUnA</text:p>
          </table:table-cell>
        </table:table-row>
      </table:table>
      <text:p text:style-name="P2"/>
      <text:p text:style-name="P40">Punctuation</text:p>
      <text:p text:style-name="P94">.</text:p>
      <text:p text:style-name="P43">period</text:p>
      <text:p text:style-name="P43"/>
      <text:p text:style-name="P93">,</text:p>
      <text:p text:style-name="P71">comma</text:p>
      <text:p text:style-name="P71"/>
      <text:p text:style-name="P93">&lt; &gt;</text:p>
      <text:p text:style-name="P71">quotation</text:p>
      <text:p text:style-name="P71"/>
      <text:p text:style-name="P93">;</text:p>
      <text:p text:style-name="P71">number marker</text:p>
      <text:p text:style-name="Heading_20_2">Markers</text:p>
      <text:p text:style-name="P86"><text:span text:style-name="T20">d</text:span><text:span text:style-name="T19">o</text:span></text:p>
      <text:p text:style-name="P68">direct object (omitted when final)</text:p>
      <text:p text:style-name="P2"/>
      <text:p text:style-name="P8"><text:span text:style-name="T136">&lt;</text:span>brAs teo tru.&gt;</text:p>
      <text:p text:style-name="P63">"I own the night."</text:p>
      <text:p text:style-name="P2"/>
      <text:p text:style-name="P87"><text:span text:style-name="T19">&lt;teo </text:span><text:span text:style-name="T21">d</text:span><text:span text:style-name="T19">o tru brAs.&gt;</text:span></text:p>
      <text:p text:style-name="P63">"The night, I own."</text:p>
      <text:p text:style-name="P2"/>
      <text:p text:style-name="P9">es</text:p>
      <text:p text:style-name="P54">possesive</text:p>
      <text:p text:style-name="P1"/>
      <text:p text:style-name="P98"><text:span text:style-name="T113">&lt;sUnu brAso teo po tru sE es </text:span><text:span text:style-name="T47">etru</text:span><text:span text:style-name="T113">.&gt;</text:span></text:p>
      <text:p text:style-name="P62"><text:soft-page-break/>"They will own the night of the people."</text:p>
      <text:p text:style-name="P2"/>
      <text:p text:style-name="P87"><text:span text:style-name="T19">&lt;sE s</text:span><text:span text:style-name="T43">U</text:span><text:span text:style-name="T19">nu es das</text:span><text:span text:style-name="T43">U</text:span><text:span text:style-name="T19"> s</text:span><text:span text:style-name="T43">U</text:span><text:span text:style-name="T19">.&gt;</text:span></text:p>
      <text:p text:style-name="P63">"Their people will force us."</text:p>
      <text:p text:style-name="P1"/>
      <text:p text:style-name="P10">prU</text:p>
      <text:p text:style-name="P53">towards or directed at</text:p>
      <text:p text:style-name="P1"/>
      <text:p text:style-name="P98"><text:span text:style-name="T65">&lt;tan v</text:span><text:span text:style-name="T47">O</text:span><text:span text:style-name="T65">so sE prU </text:span><text:span text:style-name="T47">etru</text:span><text:span text:style-name="T65">.&gt;</text:span></text:p>
      <text:p text:style-name="P49">"You all will speak to the people."</text:p>
      <text:p text:style-name="P1"/>
      <text:p text:style-name="P100">os</text:p>
      <text:p text:style-name="P119">for</text:p>
      <text:p text:style-name="P2"/>
      <text:p text:style-name="P98"><text:span text:style-name="T113">&lt;s</text:span><text:span text:style-name="T47">U</text:span><text:span text:style-name="T113"> obrAs teo po tru sE os </text:span><text:span text:style-name="T47">etru</text:span><text:span text:style-name="T113">.&gt;</text:span></text:p>
      <text:p text:style-name="P62">"We owned the night for the people."</text:p>
      <text:p text:style-name="P2"/>
      <text:p text:style-name="P115">un</text:p>
      <text:p text:style-name="P67">and</text:p>
      <text:p text:style-name="P2"/>
      <text:p text:style-name="P99"><text:span text:style-name="T113">&lt;s</text:span><text:span text:style-name="T47">U</text:span><text:span text:style-name="T113">nu do aon </text:span><text:span text:style-name="T47">un g</text:span><text:span text:style-name="T48">W</text:span><text:span text:style-name="T113">.&gt;</text:span></text:p>
      <text:p text:style-name="P63">"They have done good and evil."</text:p>
      <text:p text:style-name="P11"/>
      <text:p text:style-name="P88"><text:span text:style-name="T19">&lt;tan v</text:span><text:span text:style-name="T43">O</text:span><text:span text:style-name="T19">s sE </text:span><text:span text:style-name="T43">etru</text:span><text:span text:style-name="T19"> </text:span><text:span text:style-name="T43">un</text:span><text:span text:style-name="T19"> do</text:span><text:span text:style-name="T22">ks</text:span><text:span text:style-name="T19"> anu os.&gt;</text:span></text:p>
      <text:p text:style-name="P62">"You all speak for the people and not a state."</text:p>
      <text:p text:style-name="P2"/>
      <text:p text:style-name="P12">et</text:p>
      <text:p text:style-name="P66">or</text:p>
      <text:p text:style-name="P2"/>
      <text:p text:style-name="P20"><text:span text:style-name="T38">&lt;?somno et nEsu</text:span><text:span text:style-name="T39">.&gt;</text:span></text:p>
      <text:p text:style-name="P63">Red or yellow?</text:p>
      <text:p text:style-name="P2"/>
      <text:p text:style-name="P101">?</text:p>
      <text:p text:style-name="P52">question (pronounced <text:span text:style-name="T92">kA</text:span>)</text:p>
      <text:p text:style-name="P2"/>
      <text:p text:style-name="P125"><text:span text:style-name="T19">&lt;?ton brAso sE </text:span><text:span text:style-name="T43">etru</text:span><text:span text:style-name="T19">, et sE po </text:span><text:span text:style-name="T43">etru</text:span><text:span text:style-name="T19"> brAso ton.&gt;</text:span></text:p>
      <text:p text:style-name="P63">"Will you own the people, or will the people own you?"</text:p>
      <text:p text:style-name="P34"/>
      <text:p text:style-name="P13">anu</text:p>
      <text:p text:style-name="P65">not</text:p>
      <text:p text:style-name="P2"/>
      <text:p text:style-name="P11">&lt;ton odaso anu.&gt;</text:p>
      <text:p text:style-name="P63">"You did not force me."</text:p>
      <text:p text:style-name="P2"/>
      <text:p text:style-name="P87"><text:span text:style-name="T19">&lt;das</text:span><text:span text:style-name="T43">O</text:span><text:span text:style-name="T19"> anu ton.&gt;</text:span></text:p>
      <text:p text:style-name="P63">"I will not force you."</text:p>
      <text:p text:style-name="P36"><text:soft-page-break/><text:span text:style-name="T96">Verb</text:span> Tense<text:span text:style-name="T93">s</text:span></text:p>
      <text:p text:style-name="P129"><text:span text:style-name="T8">&lt;obrAs.&gt;</text:span><text:span text:style-name="T38"> </text:span><text:span text:style-name="T41"/></text:p>
      <text:p text:style-name="P51">"I owned."</text:p>
      <text:p text:style-name="P129"><text:span text:style-name="T8">&lt;brAs.&gt;</text:span><text:span text:style-name="T41"/></text:p>
      <text:p text:style-name="P51">"I own."</text:p>
      <text:p text:style-name="P27">&lt;brAso.&gt;</text:p>
      <text:p text:style-name="P51">"I will own."</text:p>
      <text:p text:style-name="P1"/>
      <text:p text:style-name="P130"><text:span text:style-name="T8">&lt;obrAs teo tru.&gt;</text:span><text:span text:style-name="T41"> </text:span><text:span text:style-name="T41"/></text:p>
      <text:p text:style-name="P50">"I owned the night."</text:p>
      <text:p text:style-name="P130"><text:span text:style-name="T8">&lt;brAs teo tru.&gt;</text:span><text:span text:style-name="T41"> </text:span><text:span text:style-name="T41"/></text:p>
      <text:p text:style-name="P50">"I own the night."</text:p>
      <text:p text:style-name="P130"><text:span text:style-name="T9">&lt;brAso teo tru.&gt;</text:span><text:span text:style-name="T42"> </text:span><text:span text:style-name="T37"/></text:p>
      <text:p text:style-name="P69">"I will own the night."</text:p>
      <text:p text:style-name="P2"/>
      <text:p text:style-name="P22">Agres</text:p>
      <text:p text:style-name="P64">to stand</text:p>
      <text:p text:style-name="P2"/>
      <text:p text:style-name="P20">&lt;Agres lU ton.&gt;</text:p>
      <text:p text:style-name="P63">"I stood with you."</text:p>
      <text:p text:style-name="P2"/>
      <text:p text:style-name="P109"><text:span text:style-name="T19">&lt;ahreso nul l</text:span><text:span text:style-name="T43">U sUnu</text:span><text:span text:style-name="T19">.&gt;</text:span></text:p>
      <text:p text:style-name="P62">"I will be standing with them."</text:p>
      <text:p text:style-name="P6"/>
      <text:p text:style-name="P21">nul</text:p>
      <text:p text:style-name="P70">progressive action marker</text:p>
      <text:p text:style-name="P2"/>
      <text:p text:style-name="normal"><text:span text:style-name="T9">&lt;</text:span><text:span text:style-name="T10">Y</text:span><text:span text:style-name="T9"> brAs nul teo tru.&gt;</text:span><text:span text:style-name="T40"><text:line-break/></text:span><text:span text:style-name="T119">"You are owning the night."</text:span><text:span text:style-name="T64"/></text:p>
      <text:p text:style-name="P2"/>
      <text:p text:style-name="P91">do</text:p>
      <text:p text:style-name="P118">completed action marker</text:p>
      <text:p text:style-name="P2"/>
      <text:p text:style-name="P20"><text:span text:style-name="T122">&lt;Y</text:span> obrAs do teo tru.&gt;</text:p>
      <text:p text:style-name="P63">"You had owned the night."</text:p>
      <text:p text:style-name="P20"><text:span text:style-name="T122">&lt;Y</text:span> brAs do teo tru.&gt;</text:p>
      <text:p text:style-name="P63">"You have owned the night."</text:p>
      <text:p text:style-name="P20"><text:span text:style-name="T122">&lt;Y</text:span> brAs do teo tru.&gt;</text:p>
      <text:p text:style-name="P63">"You will have owned the night."</text:p>
      <text:p text:style-name="P2"/>
      <text:p text:style-name="P19"><text:soft-page-break/><text:span text:style-name="T123">&lt;Y</text:span> obrAs do mul t<text:span text:style-name="T124">EO</text:span> tru.&gt;</text:p>
      <text:p text:style-name="P62">“You had been owning the night.”</text:p>
      <text:p text:style-name="P19"><text:span text:style-name="T123">&lt;Y</text:span> brAs do mul t<text:span text:style-name="T124">EO</text:span> tru.&gt;</text:p>
      <text:p text:style-name="P62">"You have been owning the night."</text:p>
      <text:p text:style-name="P32"><text:span text:style-name="T123">&lt;Y</text:span> brAso do mul t<text:span text:style-name="T124">EO</text:span> tru.&gt;</text:p>
      <text:p text:style-name="P49">“You will be owning the night.”</text:p>
      <text:p text:style-name="P3"/>
      <text:p text:style-name="P26">&lt;?ton brAso do mul t<text:span text:style-name="T124">EO</text:span> tru.&gt;</text:p>
      <text:p text:style-name="P117">“Will you have owned the night?”</text:p>
      <text:p text:style-name="P39">Numbers</text:p>
      <text:p text:style-name="P45"><text:span text:style-name="T112">The numbers and their names are mapped directly on to the alphabet. </text:span><text:span text:style-name="T117">A base-12 system is used.</text:span></text:p>
      <text:p text:style-name="P6"/>
      <table:table table:name="Table5" table:style-name="Table5">
        <table:table-column table:style-name="Table5.A" table:number-columns-repeated="4"/>
        <table:table-column table:style-name="Table5.E" table:number-columns-repeated="6"/>
        <table:table-column table:style-name="Table5.K" table:number-columns-repeated="2"/>
        <table:table-row table:style-name="Table5.1">
          <table:table-cell table:style-name="Table5.A1" office:value-type="string">
            <text:p text:style-name="P104">0</text:p>
          </table:table-cell>
          <table:table-cell table:style-name="Table5.A1" office:value-type="string">
            <text:p text:style-name="P104">1</text:p>
          </table:table-cell>
          <table:table-cell table:style-name="Table5.A1" office:value-type="string">
            <text:p text:style-name="P104">2</text:p>
          </table:table-cell>
          <table:table-cell table:style-name="Table5.A1" office:value-type="string">
            <text:p text:style-name="P104">3</text:p>
          </table:table-cell>
          <table:table-cell table:style-name="Table5.A1" office:value-type="string">
            <text:p text:style-name="P104">4</text:p>
          </table:table-cell>
          <table:table-cell table:style-name="Table5.A1" office:value-type="string">
            <text:p text:style-name="P104">5</text:p>
          </table:table-cell>
          <table:table-cell table:style-name="Table5.A1" office:value-type="string">
            <text:p text:style-name="P104">6</text:p>
          </table:table-cell>
          <table:table-cell table:style-name="Table5.A1" office:value-type="string">
            <text:p text:style-name="P104">7</text:p>
          </table:table-cell>
          <table:table-cell table:style-name="Table5.A1" office:value-type="string">
            <text:p text:style-name="P104">8</text:p>
          </table:table-cell>
          <table:table-cell table:style-name="Table5.A1" office:value-type="string">
            <text:p text:style-name="P104">9</text:p>
          </table:table-cell>
          <table:table-cell table:style-name="Table5.A1" office:value-type="string">
            <text:p text:style-name="P104">10</text:p>
          </table:table-cell>
          <table:table-cell table:style-name="Table5.A1" office:value-type="string">
            <text:p text:style-name="P105">11</text:p>
          </table:table-cell>
        </table:table-row>
        <table:table-row table:style-name="Table5.1">
          <table:table-cell table:style-name="Table5.A2" office:value-type="string">
            <text:p text:style-name="P102">0</text:p>
          </table:table-cell>
          <table:table-cell table:style-name="Table5.A2" office:value-type="string">
            <text:p text:style-name="P102">1</text:p>
          </table:table-cell>
          <table:table-cell table:style-name="Table5.A2" office:value-type="string">
            <text:p text:style-name="P102">2</text:p>
          </table:table-cell>
          <table:table-cell table:style-name="Table5.A2" office:value-type="string">
            <text:p text:style-name="P102">3</text:p>
          </table:table-cell>
          <table:table-cell table:style-name="Table5.A2" office:value-type="string">
            <text:p text:style-name="P102">4</text:p>
          </table:table-cell>
          <table:table-cell table:style-name="Table5.A2" office:value-type="string">
            <text:p text:style-name="P102">5</text:p>
          </table:table-cell>
          <table:table-cell table:style-name="Table5.A2" office:value-type="string">
            <text:p text:style-name="P102">6</text:p>
          </table:table-cell>
          <table:table-cell table:style-name="Table5.A2" office:value-type="string">
            <text:p text:style-name="P102">7</text:p>
          </table:table-cell>
          <table:table-cell table:style-name="Table5.A2" office:value-type="string">
            <text:p text:style-name="P102">8</text:p>
          </table:table-cell>
          <table:table-cell table:style-name="Table5.A2" office:value-type="string">
            <text:p text:style-name="P102">9</text:p>
          </table:table-cell>
          <table:table-cell table:style-name="Table5.A2" office:value-type="string">
            <text:p text:style-name="P102">q</text:p>
          </table:table-cell>
          <table:table-cell table:style-name="Table5.A2" office:value-type="string">
            <text:p text:style-name="P102">w</text:p>
          </table:table-cell>
        </table:table-row>
      </table:table>
      <text:p text:style-name="P4"/>
      <text:p text:style-name="P7"/>
      <table:table table:name="Table1" table:style-name="Table1">
        <table:table-column table:style-name="Table1.A" table:number-columns-repeated="9"/>
        <table:table-column table:style-name="Table1.J" table:number-columns-repeated="3"/>
        <table:table-row table:style-name="Table1.1">
          <table:table-cell table:style-name="Table1.A1" office:value-type="string">
            <text:p text:style-name="P41"><text:span text:style-name="T54">1</text:span><text:span text:style-name="T55">2</text:span><text:span text:style-name="T57">1</text:span></text:p>
          </table:table-cell>
          <table:table-cell table:style-name="Table1.A1" office:value-type="string">
            <text:p text:style-name="P41"><text:span text:style-name="T54">1</text:span><text:span text:style-name="T55">2</text:span><text:span text:style-name="T57">2</text:span></text:p>
          </table:table-cell>
          <table:table-cell table:style-name="Table1.A1" office:value-type="string">
            <text:p text:style-name="P41"><text:span text:style-name="T54">1</text:span><text:span text:style-name="T55">2</text:span><text:span text:style-name="T57">3</text:span></text:p>
          </table:table-cell>
          <table:table-cell table:style-name="Table1.A1" office:value-type="string">
            <text:p text:style-name="P41"><text:span text:style-name="T54">1</text:span><text:span text:style-name="T55">2</text:span><text:span text:style-name="T57">4</text:span></text:p>
          </table:table-cell>
          <table:table-cell table:style-name="Table1.A1" office:value-type="string">
            <text:p text:style-name="P42"><text:span text:style-name="T54">12</text:span><text:span text:style-name="T56">5</text:span></text:p>
          </table:table-cell>
          <table:table-cell table:style-name="Table1.A1" office:value-type="string">
            <text:p text:style-name="P41"><text:span text:style-name="T54">1</text:span><text:span text:style-name="T55">2</text:span><text:span text:style-name="T57">6</text:span></text:p>
          </table:table-cell>
          <table:table-cell table:style-name="Table1.A1" office:value-type="string">
            <text:p text:style-name="P41"><text:span text:style-name="T54">1</text:span><text:span text:style-name="T55">2</text:span><text:span text:style-name="T57">7</text:span></text:p>
          </table:table-cell>
          <table:table-cell table:style-name="Table1.A1" office:value-type="string">
            <text:p text:style-name="P41"><text:span text:style-name="T54">1</text:span><text:span text:style-name="T55">2</text:span><text:span text:style-name="T56">8</text:span></text:p>
          </table:table-cell>
          <table:table-cell table:style-name="Table1.A1" office:value-type="string">
            <text:p text:style-name="P41"><text:span text:style-name="T54">1</text:span><text:span text:style-name="T55">2</text:span><text:span text:style-name="T57">9</text:span></text:p>
          </table:table-cell>
          <table:table-cell table:style-name="Table1.A1" office:value-type="string">
            <text:p text:style-name="P41"><text:span text:style-name="T54">1</text:span><text:span text:style-name="T55">2</text:span><text:span text:style-name="T57">10</text:span></text:p>
          </table:table-cell>
          <table:table-cell table:style-name="Table1.A1" office:value-type="string">
            <text:p text:style-name="P41"><text:span text:style-name="T54">1</text:span><text:span text:style-name="T55">2</text:span><text:span text:style-name="T57">11</text:span></text:p>
          </table:table-cell>
          <table:table-cell table:style-name="Table1.A1" office:value-type="string">
            <text:p text:style-name="P41"><text:span text:style-name="T54">1</text:span><text:span text:style-name="T55">2</text:span><text:span text:style-name="T57">12</text:span></text:p>
          </table:table-cell>
        </table:table-row>
        <table:table-row table:style-name="Table1.1">
          <table:table-cell table:style-name="Table1.A2" office:value-type="string">
            <text:p text:style-name="P102">h</text:p>
          </table:table-cell>
          <table:table-cell table:style-name="Table1.A2" office:value-type="string">
            <text:p text:style-name="P102">k</text:p>
          </table:table-cell>
          <table:table-cell table:style-name="Table1.A2" office:value-type="string">
            <text:p text:style-name="P102">v</text:p>
          </table:table-cell>
          <table:table-cell table:style-name="Table1.A2" office:value-type="string">
            <text:p text:style-name="P102">z</text:p>
          </table:table-cell>
          <table:table-cell table:style-name="Table1.A2" office:value-type="string">
            <text:p text:style-name="P102">N</text:p>
          </table:table-cell>
          <table:table-cell table:style-name="Table1.A2" office:value-type="string">
            <text:p text:style-name="P102">C</text:p>
          </table:table-cell>
          <table:table-cell table:style-name="Table1.A2" office:value-type="string">
            <text:p text:style-name="P102">Z</text:p>
          </table:table-cell>
          <table:table-cell table:style-name="Table1.A2" office:value-type="string">
            <text:p text:style-name="P102">S</text:p>
          </table:table-cell>
          <table:table-cell table:style-name="Table1.A2" office:value-type="string">
            <text:p text:style-name="P102">j</text:p>
          </table:table-cell>
          <table:table-cell table:style-name="Table1.A2" office:value-type="string">
            <text:p text:style-name="P102">g</text:p>
          </table:table-cell>
          <table:table-cell table:style-name="Table1.A2" office:value-type="string">
            <text:p text:style-name="P102">r</text:p>
          </table:table-cell>
          <table:table-cell table:style-name="Table1.A2" office:value-type="string">
            <text:p text:style-name="P102">l</text:p>
          </table:table-cell>
        </table:table-row>
      </table:table>
      <text:p text:style-name="P5"/>
      <text:p text:style-name="P45">If necessary, numbers are marked with the <text:span text:style-name="T88">;</text:span> symbol.</text:p>
      <text:p text:style-name="P4"/>
      <text:p text:style-name="normal"><text:span text:style-name="T44">;</text:span><text:span text:style-name="T8">1cn3</text:span></text:p>
      <text:p text:style-name="P25">;1ccn</text:p>
      <text:p text:style-name="P8"/>
      <text:p text:style-name="P24">12:34</text:p>
      <text:p text:style-name="P48">“12:34”</text:p>
      <text:p text:style-name="P2"/>
      <text:p text:style-name="P45"><text:span text:style-name="T112">Positional terms like "1st" and modifiers like "double" are formed with the word for position: </text:span><text:span text:style-name="T90">ok</text:span><text:span text:style-name="T112">, a number name, and the ending </text:span><text:span text:style-name="T90">s</text:span><text:span text:style-name="T112">.</text:span></text:p>
      <text:p text:style-name="P57"/>
      <text:p text:style-name="P45"><text:span text:style-name="T112">The word for "double" or "2nd" is </text:span><text:span text:style-name="T91">O</text:span><text:span text:style-name="T90">k</text:span><text:span text:style-name="T89">As</text:span><text:span text:style-name="T112">.</text:span></text:p>
      <text:p text:style-name="P39"><text:soft-page-break/>Words for Love &amp; Hate</text:p>
      <text:p text:style-name="P92">W an Z</text:p>
      <text:p text:style-name="P126"><text:span text:style-name="T98">“Love and Hate”</text:span><text:span text:style-name="T97"/></text:p>
      <text:p text:style-name="P75"/>
      <text:p text:style-name="P126"><text:span text:style-name="T11">1. </text:span><text:span text:style-name="T99">Love</text:span><text:span text:style-name="T11"/></text:p>
      <text:p text:style-name="P75"/>
      <text:p text:style-name="P126"><text:span text:style-name="T11">2. Om</text:span><text:span text:style-name="T99"> – Spiritual Love</text:span><text:span text:style-name="T99"/></text:p>
      <text:p text:style-name="P16"/>
      <text:p text:style-name="P126"><text:span text:style-name="T11">3. sOm </text:span><text:span text:style-name="T99">– </text:span><text:span text:style-name="T100">Love of the ideal self</text:span><text:span text:style-name="T11"/></text:p>
      <text:p text:style-name="P126"><text:span text:style-name="T101">3. hOm</text:span><text:span text:style-name="T100"> – Love of community</text:span><text:span text:style-name="T11"/></text:p>
      <text:p text:style-name="P126"><text:span text:style-name="T101">3. vOem</text:span><text:span text:style-name="T100"> – Love of Life/Spirit</text:span><text:span text:style-name="T11"/></text:p>
      <text:p text:style-name="P126"><text:span text:style-name="T101">3. LxOm</text:span><text:span text:style-name="T99"> – </text:span><text:span text:style-name="T100">Love of God/Soul</text:span><text:span text:style-name="T11"/></text:p>
      <text:p text:style-name="P75"/>
      <text:p text:style-name="P126"><text:span text:style-name="T11">2. vO</text:span><text:span text:style-name="T99"> – Carnal Love</text:span><text:span text:style-name="T99"/></text:p>
      <text:p text:style-name="P75"/>
      <text:p text:style-name="P126"><text:span text:style-name="T11">3. vLU </text:span><text:span text:style-name="T99">– Romantic love</text:span><text:span text:style-name="T11"/></text:p>
      <text:p text:style-name="P126"><text:span text:style-name="T11">3. arvO</text:span><text:span text:style-name="T99"> – </text:span><text:span text:style-name="T100">Friendship love</text:span><text:span text:style-name="T11"/></text:p>
      <text:p text:style-name="P126"><text:span text:style-name="T101">3. volo</text:span><text:span text:style-name="T11"> </text:span><text:span text:style-name="T99">– </text:span><text:span text:style-name="T100">Love of animals</text:span><text:span text:style-name="T11"/></text:p>
      <text:p text:style-name="P126"><text:span text:style-name="T101">3. vono</text:span><text:span text:style-name="T99"> – </text:span><text:span text:style-name="T100">Love of nature</text:span><text:span text:style-name="T11"/></text:p>
      <text:p text:style-name="P75"/>
      <text:p text:style-name="P126"><text:span text:style-name="T11">1. I -</text:span><text:span text:style-name="T99"> Hate</text:span><text:span text:style-name="T99"/></text:p>
      <text:p text:style-name="P75"/>
      <text:p text:style-name="P127"><text:span text:style-name="T11">2. vI</text:span><text:span text:style-name="T99"> – Spiritual Hate</text:span><text:span text:style-name="T99"/></text:p>
      <text:p text:style-name="P74"/>
      <text:p text:style-name="P127"><text:span text:style-name="T11">3. vIl</text:span><text:span text:style-name="T99"> - Hatred of the evil self</text:span><text:span text:style-name="T99"/></text:p>
      <text:p text:style-name="P127"><text:span text:style-name="T11">3. vIv</text:span><text:span text:style-name="T99"> - Hatred of God</text:span><text:span text:style-name="T99"/></text:p>
      <text:p text:style-name="P127"><text:span text:style-name="T11">3. nIl</text:span><text:span text:style-name="T99"> - Hatred of Life</text:span><text:span text:style-name="T99"/></text:p>
      <text:p text:style-name="P127"><text:span text:style-name="T11">3. hIv</text:span><text:span text:style-name="T99"> - Hatred of community</text:span><text:span text:style-name="T99"/></text:p>
      <text:p text:style-name="P75"/>
      <text:p text:style-name="P126"><text:span text:style-name="T11">2. Im</text:span><text:span text:style-name="T99"> – Carnal Hate</text:span><text:span text:style-name="T99"/></text:p>
      <text:p text:style-name="P75"/>
      <text:p text:style-name="P126"><text:span text:style-name="T11">3. slIm</text:span><text:span text:style-name="T99"> – Hatred of Love</text:span><text:span text:style-name="T99"/></text:p>
      <text:p text:style-name="P126"><text:span text:style-name="T11">3. slIm</text:span><text:span text:style-name="T99"> – Betrayal</text:span><text:span text:style-name="T99"/></text:p>
      <text:p text:style-name="P126"><text:span text:style-name="T11">3. slIm</text:span><text:span text:style-name="T99"> – Betrayal</text:span><text:span text:style-name="T99"/></text:p>
      <text:p text:style-name="P126"><text:span text:style-name="T11">3. slIm</text:span><text:span text:style-name="T99"> – Betrayal</text:span><text:span text:style-name="T99"/></text:p>
      <text:p text:style-name="P39">Examples</text:p>
      <text:p text:style-name="P116"><text:span text:style-name="T125">AO</text:span>n<text:span text:style-name="T125">O</text:span> an <text:span text:style-name="T127">e</text:span><text:span text:style-name="T126">ks</text:span>sEo</text:p>
      <text:p text:style-name="P44">Aon<text:span text:style-name="T125">o</text:span> and Ecssiah</text:p>
      <text:p text:style-name="P85"/>
      <text:p text:style-name="P89"><text:span text:style-name="T108">A</text:span><text:span text:style-name="T109">o</text:span><text:span text:style-name="T107">n an g</text:span><text:span text:style-name="T110">W</text:span></text:p>
      <text:p text:style-name="P84">Good and Evil</text:p>
      <text:p text:style-name="P76"/>
      <text:p text:style-name="P108"><text:span text:style-name="T13">o</text:span><text:span text:style-name="T17">k</text:span><text:span text:style-name="T13"> </text:span><text:span text:style-name="T15">a</text:span><text:span text:style-name="T13">n </text:span><text:span text:style-name="T14">ks</text:span><text:span text:style-name="T13">o</text:span></text:p>
      <text:p text:style-name="P112">Beginning and Ending</text:p>
      <text:p text:style-name="P14"/>
      <text:p text:style-name="P108"><text:span text:style-name="T45">ne</text:span><text:span text:style-name="T46">W</text:span><text:span text:style-name="T45">s an sOen</text:span></text:p>
      <text:p text:style-name="P44"><text:span text:style-name="T111">Female</text:span> and <text:span text:style-name="T111">Male</text:span></text:p>
      <text:p text:style-name="P14"><text:soft-page-break/></text:p>
      <text:p text:style-name="P23">sun an Aden</text:p>
      <text:p text:style-name="P44">Spirit and Soul</text:p>
      <text:p text:style-name="P14"/>
      <text:p text:style-name="P18"><text:span text:style-name="T128">I</text:span>on</text:p>
      <text:p text:style-name="P59">Just </text:p>
      <text:p text:style-name="P18"><text:span text:style-name="T129">I</text:span>ono</text:p>
      <text:p text:style-name="P59">Justice</text:p>
      <text:p text:style-name="P18"><text:span text:style-name="T130">A</text:span>on</text:p>
      <text:p text:style-name="P59">Good</text:p>
      <text:p text:style-name="P90"><text:span text:style-name="T33">I</text:span><text:span text:style-name="T32">on</text:span><text:span text:style-name="T34">u</text:span></text:p>
      <text:p text:style-name="P59">Peace</text:p>
      <text:p text:style-name="P90"><text:span text:style-name="T130">A</text:span>ono</text:p>
      <text:p text:style-name="P82">Happiness</text:p>
      <text:p text:style-name="P14"/>
      <text:p text:style-name="P108"><text:span text:style-name="T18">E</text:span><text:span text:style-name="T13">orul</text:span></text:p>
      <text:p text:style-name="P44">Jarl</text:p>
      <text:p text:style-name="P85"/>
      <text:p text:style-name="P108"><text:span text:style-name="T31">k</text:span><text:span text:style-name="T1">r</text:span><text:span text:style-name="T35">o</text:span><text:span text:style-name="T36">u</text:span><text:span text:style-name="T1">n</text:span></text:p>
      <text:p text:style-name="P44">Hierarchy, pyramid</text:p>
      <text:p text:style-name="P14"/>
      <text:p text:style-name="P17">&lt;sU brAs t<text:span text:style-name="T131">EO</text:span> tru.&gt;</text:p>
      <text:p text:style-name="P60">"We own the night."</text:p>
      <text:p text:style-name="P77"/>
      <text:p text:style-name="P108"><text:span text:style-name="T12">&lt;s</text:span><text:span text:style-name="T102">U</text:span><text:span text:style-name="T12"> brAs teo tum.&gt;</text:span></text:p>
      <text:p text:style-name="P83">"We own nights."</text:p>
      <text:p text:style-name="P77"/>
      <text:p text:style-name="P108"><text:span text:style-name="T12">&lt;teo tum po s</text:span><text:span text:style-name="T102">U</text:span><text:span text:style-name="T12"> brAs.&gt;</text:span></text:p>
      <text:p text:style-name="P108"><text:span text:style-name="T12">&lt;teo po tum s</text:span><text:span text:style-name="T102">U</text:span><text:span text:style-name="T12"> brAs.&gt;</text:span></text:p>
      <text:p text:style-name="P60">"Nights, we own."</text:p>
      <text:p text:style-name="P77"/>
      <text:p text:style-name="P108"><text:span text:style-name="T12">&lt;s</text:span><text:span text:style-name="T102">U</text:span><text:span text:style-name="T12">nu ocr</text:span><text:span text:style-name="T102">U</text:span><text:span text:style-name="T12">s pasen tru.&gt;</text:span></text:p>
      <text:p text:style-name="P60">"They wrote the document."</text:p>
      <text:p text:style-name="P77"/>
      <text:p text:style-name="P108"><text:span text:style-name="T16">&lt;k</text:span><text:span text:style-name="T13">rUso pasen tru.&gt;</text:span></text:p>
      <text:p text:style-name="P58">"I will write the document."</text:p>
      <text:p text:style-name="P78"/>
      <text:p text:style-name="P108"><text:span text:style-name="T13">&lt;pasen s</text:span><text:span text:style-name="T103">U</text:span><text:span text:style-name="T13">nu es avum lo</text:span><text:span text:style-name="T16">k</text:span><text:span text:style-name="T13">us o tum.&gt;</text:span></text:p>
      <text:p text:style-name="P58">Literal: "Their document has zero principles."</text:p>
      <text:p text:style-name="P58">Natural: "Their document has no principles."</text:p>
      <text:p text:style-name="P78"><text:soft-page-break/></text:p>
      <text:p text:style-name="P89"><text:span text:style-name="T118">&lt;pasen s</text:span><text:span text:style-name="T107">U</text:span><text:span text:style-name="T118"> es avum locus aon tum.&gt;</text:span></text:p>
      <text:p text:style-name="P81">"Our document has good principles."</text:p>
      <text:p text:style-name="P15"/>
      <text:p text:style-name="P108"><text:span text:style-name="T25">&lt;O</text:span><text:span text:style-name="T26">k</text:span><text:span text:style-name="T104">O</text:span><text:span text:style-name="T25">s o</text:span><text:span text:style-name="T26">k</text:span><text:span text:style-name="T104">O</text:span><text:span text:style-name="T25">s dos tru.&gt;</text:span></text:p>
      <text:p text:style-name="P80">"I began at the beginning."</text:p>
      <text:p text:style-name="P89"><text:span text:style-name="T94">&lt;o</text:span><text:span text:style-name="T95">k</text:span><text:span text:style-name="T94">moso o</text:span><text:span text:style-name="T95">k</text:span><text:span text:style-name="T94">mos dos tru.&gt;</text:span></text:p>
      <text:p text:style-name="P80">"I will end at the ending."</text:p>
      <text:p text:style-name="P79"/>
      <text:p text:style-name="P108"><text:span text:style-name="T25">&lt;?ton </text:span><text:span text:style-name="T26">k</text:span><text:span text:style-name="T25">r</text:span><text:span text:style-name="T104">U</text:span><text:span text:style-name="T25">s mul pasen tru.&gt;</text:span></text:p>
      <text:p text:style-name="P80">"Are you writing a document?"</text:p>
      <text:p text:style-name="P108"><text:span text:style-name="T26">&lt;Z</text:span><text:span text:style-name="T25">u, </text:span><text:span text:style-name="T26">k</text:span><text:span text:style-name="T25">r</text:span><text:span text:style-name="T104">U</text:span><text:span text:style-name="T25">s mul pasen tru.&gt;</text:span></text:p>
      <text:p text:style-name="P80">"Yes, I am writing a document."</text:p>
      <text:p text:style-name="P79"/>
      <text:p text:style-name="P108"><text:span text:style-name="T25">&lt;sonu avum </text:span><text:span text:style-name="T27">W</text:span><text:span text:style-name="T25">tos aon </text:span><text:span text:style-name="T104">etru</text:span><text:span text:style-name="T25">.&gt;</text:span></text:p>
      <text:p text:style-name="P72">"He/She has good intentions."</text:p>
      <text:p text:style-name="P79"/>
      <text:p text:style-name="P108"><text:span text:style-name="T25">&lt;?sE s</text:span><text:span text:style-name="T105">U</text:span><text:span text:style-name="T25">n</text:span><text:span text:style-name="T29">u</text:span><text:span text:style-name="T25"> g</text:span><text:span text:style-name="T106">W</text:span><text:span text:style-name="T25">.&gt;</text:span></text:p>
      <text:p text:style-name="P80">"Are those people evil?"</text:p>
      <text:p text:style-name="P108"><text:span text:style-name="T25">&lt;Zo, sE s</text:span><text:span text:style-name="T104">U</text:span><text:span text:style-name="T25">nu a</text:span><text:span text:style-name="T30">O</text:span><text:span text:style-name="T25">n.&gt;</text:span></text:p>
      <text:p text:style-name="P80">"No, these people are good."</text:p>
      <text:p text:style-name="P15"/>
      <text:p text:style-name="P108"><text:span text:style-name="T25">&lt;zIfo lo</text:span><text:span text:style-name="T28">k</text:span><text:span text:style-name="T25">us </text:span><text:span text:style-name="T104">etru</text:span><text:span text:style-name="T25">.&gt;</text:span></text:p>
      <text:p text:style-name="P72">"I will stress the principles." 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3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eXsE" svg:font-family="eXsE" style:font-family-generic="roman" style:font-pitch="variable"/>
    <style:font-face style:name="eXsE1" svg:font-family="eXsE" style:font-family-generic="system" style:font-pitch="variable"/>
    <style:font-face style:name="essiah" svg:font-family="essiah" style:font-pitch="variable"/>
    <style:font-face style:name="essiah1" svg:font-family="essiah" style:font-family-generic="roman" style:font-pitch="variable"/>
    <style:font-face style:name="essiah2" svg:font-family="essiah" style:font-family-generic="system" style:font-pitch="variable"/>
    <style:font-face style:name="essio" svg:font-family="essio" style:font-family-generic="roman" style:font-pitch="variable"/>
    <style:font-face style:name="essio1" svg:font-family="essio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DejaVu Sans" fo:font-family="'DejaVu Sans'" style:font-family-generic="roman" style:font-pitch="variable" fo:font-size="14pt" fo:language="en" fo:country="US" style:text-underline-style="none" style:letter-kerning="true" style:font-name-asian="Droid Sans Fallback" style:font-family-asian="'Droid Sans Fallback'" style:font-family-generic-asian="system" style:font-pitch-asian="variable" style:font-size-asian="14pt" style:language-asian="zh" style:country-asian="CN" style:font-name-complex="Droid Sans Devanagari" style:font-family-complex="'Droid Sans Devanagari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normal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normal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family="eXsE" style:font-family-generic="roman" style:font-pitch="variabl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13T01:45:50</meta:creation-date>
    <dc:date>2023-04-24T17:02:04.927245121</dc:date>
    <meta:editing-duration>P1DT1H38M11S</meta:editing-duration>
    <meta:editing-cycles>250</meta:editing-cycles>
    <meta:generator>LibreOffice/7.5.2.2$MacOSX_X86_64 LibreOffice_project/53bb9681a964705cf672590721dbc85eb4d0c3a2</meta:generator>
    <meta:document-statistic meta:table-count="3" meta:image-count="0" meta:object-count="0" meta:page-count="8" meta:paragraph-count="288" meta:word-count="892" meta:character-count="4303" meta:non-whitespace-character-count="3652"/>
  </office:meta>
</office:document-meta>
</file>